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EmojiOne Color" svg:font-family="'EmojiOne Color'" style:font-pitch="variable"/>
    <style:font-face style:name="EmojiOne Color1" svg:font-family="'EmojiOne Color'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2.63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dee6ef" draw:textarea-horizontal-align="justify" draw:textarea-vertical-align="middle" draw:auto-grow-height="false" fo:min-height="5.25cm" fo:min-width="26.5cm"/>
    </style:style>
    <style:style style:name="gr5" style:family="graphic" style:parent-style-name="standard">
      <style:graphic-properties svg:stroke-color="#8d281e" draw:fill-color="#ffd7d7" draw:textarea-horizontal-align="justify" draw:textarea-vertical-align="middle" draw:auto-grow-height="false" fo:min-height="0.812cm" fo:min-width="1.9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88cm"/>
      <style:paragraph-properties style:writing-mode="lr-tb"/>
    </style:style>
    <style:style style:name="gr7" style:family="graphic" style:parent-style-name="objectwithoutfill">
      <style:graphic-properties svg:stroke-color="#8d281e" draw:fill="none" draw:fill-color="#dee6ef" draw:textarea-vertical-align="middle"/>
    </style:style>
    <style:style style:name="gr8" style:family="graphic" style:parent-style-name="standard">
      <style:graphic-properties svg:stroke-color="#168253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9" style:family="graphic" style:parent-style-name="standard">
      <style:graphic-properties svg:stroke-color="#1e6a39" draw:fill-color="#dee6ef" draw:textarea-horizontal-align="justify" draw:textarea-vertical-align="middle" draw:auto-grow-height="false" fo:min-height="0.812cm" fo:min-width="1.976cm"/>
      <style:paragraph-properties style:writing-mode="lr-tb"/>
    </style:style>
    <style:style style:name="gr10" style:family="graphic" style:parent-style-name="objectwithoutfill">
      <style:graphic-properties svg:stroke-color="#1e6a39" draw:fill="none" draw:fill-color="#dee6ef" draw:textarea-vertical-align="middle"/>
    </style:style>
    <style:style style:name="gr11" style:family="graphic" style:parent-style-name="objectwithoutfill">
      <style:graphic-properties svg:stroke-color="#168253" draw:fill="none" draw:fill-color="#dee6ef" draw:textarea-vertical-align="middle"/>
    </style:style>
    <style:style style:name="gr12" style:family="graphic" style:parent-style-name="standard">
      <style:graphic-properties svg:stroke-color="#1e6a39" draw:fill-color="#dee7e5" draw:textarea-horizontal-align="justify" draw:textarea-vertical-align="middle" draw:auto-grow-height="false" fo:min-height="0.812cm" fo:min-width="1.976cm"/>
      <style:paragraph-properties style:writing-mode="lr-tb"/>
    </style:style>
    <style:style style:name="gr13" style:family="graphic" style:parent-style-name="objectwithoutfill">
      <style:graphic-properties svg:stroke-color="#168253" draw:fill="none" draw:fill-color="#ffd7d7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662cm"/>
      <style:paragraph-properties style:writing-mode="lr-tb"/>
    </style:style>
    <style:style style:name="gr16" style:family="graphic" style:parent-style-name="standard">
      <style:graphic-properties draw:stroke="none" svg:stroke-color="#8d281e" draw:fill="none" draw:fill-color="#ffffff" draw:textarea-horizontal-align="left" draw:auto-grow-height="true" draw:auto-grow-width="true" fo:min-height="0.357cm" fo:min-width="2.3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05cm"/>
      <style:paragraph-properties style:writing-mode="lr-tb"/>
    </style:style>
    <style:style style:name="gr18" style:family="graphic" style:parent-style-name="standard">
      <style:graphic-properties svg:stroke-color="#ffffff" draw:fill-color="#dee6ef" draw:textarea-horizontal-align="justify" draw:textarea-vertical-align="middle" draw:auto-grow-height="false" fo:min-height="1.25cm" fo:min-width="26.5cm"/>
    </style:style>
    <style:style style:name="gr19" style:family="graphic" style:parent-style-name="standard">
      <style:graphic-properties svg:stroke-color="#8d281e" draw:fill-color="#ffd7d7" draw:textarea-horizontal-align="justify" draw:textarea-vertical-align="middle" draw:auto-grow-height="false" fo:min-height="0.104cm" fo:min-width="0.208cm"/>
      <style:paragraph-properties style:writing-mode="lr-tb"/>
    </style:style>
    <style:style style:name="gr20" style:family="graphic" style:parent-style-name="standard">
      <style:graphic-properties svg:stroke-color="#808080"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4cm"/>
      <style:paragraph-properties style:writing-mode="lr-tb"/>
    </style:style>
    <style:style style:name="gr23" style:family="graphic" style:parent-style-name="standard">
      <style:graphic-properties svg:stroke-color="#ffffff" draw:fill-color="#dee6ef" draw:textarea-horizontal-align="justify" draw:textarea-vertical-align="middle" draw:auto-grow-height="false" fo:min-height="0.25cm" fo:min-width="26.5cm"/>
    </style:style>
    <style:style style:name="gr24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svg:stroke-color="#8d281e" draw:fill-color="#ffd7d7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svg:stroke-color="#168253" draw:fill-color="#ffd7d7" draw:textarea-horizontal-align="justify" draw:textarea-vertical-align="middle" draw:auto-grow-height="false" fo:min-height="8.25cm" fo:min-width="1cm"/>
      <style:paragraph-properties style:writing-mode="tb-rl"/>
    </style:style>
    <style:style style:name="gr27" style:family="graphic" style:parent-style-name="standard">
      <style:graphic-properties svg:stroke-color="#28471f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objectwithoutfill">
      <style:graphic-properties svg:stroke-color="#168253" draw:marker-end="Arrowheads_20_1" draw:marker-end-width="0.3cm" draw:fill="none" draw:fill-color="#ffd7d7" draw:textarea-vertical-align="middle"/>
    </style:style>
    <style:style style:name="gr29" style:family="graphic" style:parent-style-name="standard">
      <style:graphic-properties svg:stroke-color="#168253" draw:fill-color="#ffd7d7" draw:textarea-horizontal-align="justify" draw:textarea-vertical-align="middle" draw:auto-grow-height="false" fo:min-height="9.25cm" fo:min-width="1cm"/>
      <style:paragraph-properties style:writing-mode="tb-r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488cm"/>
      <style:paragraph-properties style:writing-mode="lr-tb"/>
    </style:style>
    <style:style style:name="gr31" style:family="graphic" style:parent-style-name="objectwithoutfill">
      <style:graphic-properties svg:stroke-color="#168253" draw:marker-end="Arrowheads_20_2" draw:marker-end-width="0.3cm" draw:fill="none" draw:fill-color="#ffd7d7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262cm"/>
      <style:paragraph-properties style:writing-mode="lr-tb"/>
    </style:style>
    <style:style style:name="gr33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26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3.854cm"/>
      <style:paragraph-properties style:writing-mode="lr-tb"/>
    </style:style>
    <style:style style:name="gr35" style:family="graphic" style:parent-style-name="objectwithoutfill">
      <style:graphic-properties svg:stroke-color="#168253" draw:marker-end="Arrowheads_20_3" draw:marker-end-width="0.3cm" draw:fill="none" draw:fill-color="#ffd7d7" draw:textarea-vertical-align="middle"/>
    </style:style>
    <style:style style:name="gr36" style:family="graphic" style:parent-style-name="objectwithoutfill">
      <style:graphic-properties svg:stroke-color="#ffbf00" draw:fill="none" draw:fill-color="#ffd7d7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965cm"/>
      <style:paragraph-properties style:writing-mode="lr-tb"/>
    </style:style>
    <style:style style:name="gr38" style:family="graphic" style:parent-style-name="objectwithoutfill">
      <style:graphic-properties svg:stroke-color="#168253" draw:marker-end="Arrowheads_20_4" draw:marker-end-width="0.3cm" draw:fill="none" draw:fill-color="#ffd7d7" draw:textarea-vertical-align="middle"/>
    </style:style>
    <style:style style:name="gr39" style:family="graphic" style:parent-style-name="objectwithoutfill">
      <style:graphic-properties svg:stroke-color="#168253" draw:marker-end="Arrowheads_20_5" draw:marker-end-width="0.3cm" draw:fill="none" draw:fill-color="#ffd7d7" draw:textarea-vertical-align="middle"/>
    </style:style>
    <style:style style:name="gr40" style:family="graphic" style:parent-style-name="objectwithoutfill">
      <style:graphic-properties svg:stroke-color="#168253" draw:marker-end="Arrowheads_20_6" draw:marker-end-width="0.3cm" draw:fill="none" draw:fill-color="#ffd7d7" draw:textarea-vertical-align="middle"/>
    </style:style>
    <style:style style:name="gr41" style:family="graphic" style:parent-style-name="standard">
      <style:graphic-properties svg:stroke-color="#2a6099" draw:fill-color="#dee7e5" draw:textarea-horizontal-align="justify" draw:textarea-vertical-align="middle" draw:auto-grow-height="false" fo:min-height="0cm" fo:min-width="0cm"/>
      <style:paragraph-properties style:writing-mode="lr-tb"/>
    </style:style>
    <style:style style:name="gr4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43" style:family="graphic" style:parent-style-name="objectwithoutfill">
      <style:graphic-properties svg:stroke-color="#168253" draw:marker-end="Arrowheads_20_7" draw:marker-end-width="0.3cm" draw:fill="none" draw:fill-color="#ffd7d7" draw:textarea-vertical-align="middle"/>
    </style:style>
    <style:style style:name="gr44" style:family="graphic" style:parent-style-name="objectwithoutfill">
      <style:graphic-properties svg:stroke-color="#168253" draw:marker-end="Arrowheads_20_8" draw:marker-end-width="0.3cm" draw:fill="none" draw:fill-color="#ffd7d7" draw:textarea-vertical-align="middle"/>
    </style:style>
    <style:style style:name="gr45" style:family="graphic" style:parent-style-name="objectwithoutfill">
      <style:graphic-properties svg:stroke-color="#168253" draw:marker-end="Arrowheads_20_9" draw:marker-end-width="0.3cm" draw:fill="none" draw:fill-color="#ffd7d7" draw:textarea-vertical-align="middle"/>
    </style:style>
    <style:style style:name="gr46" style:family="graphic" style:parent-style-name="objectwithoutfill">
      <style:graphic-properties svg:stroke-color="#168253" draw:marker-end="Arrowheads_20_10" draw:marker-end-width="0.3cm" draw:fill="none" draw:fill-color="#ffd7d7" draw:textarea-vertical-align="middle"/>
    </style:style>
    <style:style style:name="gr47" style:family="graphic" style:parent-style-name="objectwithoutfill">
      <style:graphic-properties svg:stroke-color="#168253" draw:marker-end="Arrowheads_20_12" draw:marker-end-width="0.3cm" draw:fill="none" draw:fill-color="#ffd7d7" draw:textarea-vertical-align="middle"/>
    </style:style>
    <style:style style:name="gr48" style:family="graphic" style:parent-style-name="objectwithoutfill">
      <style:graphic-properties svg:stroke-color="#168253" draw:marker-end="Arrowheads_20_13" draw:marker-end-width="0.3cm" draw:fill="none" draw:fill-color="#ffd7d7" draw:textarea-vertical-align="middle"/>
    </style:style>
    <style:style style:name="gr49" style:family="graphic" style:parent-style-name="objectwithoutfill">
      <style:graphic-properties svg:stroke-color="#168253" draw:marker-end="Arrowheads_20_15" draw:marker-end-width="0.3cm" draw:fill="none" draw:fill-color="#ffd7d7" draw:textarea-vertical-align="middle"/>
    </style:style>
    <style:style style:name="gr50" style:family="graphic" style:parent-style-name="objectwithoutfill">
      <style:graphic-properties svg:stroke-color="#168253" draw:marker-end="Arrowheads_20_16" draw:marker-end-width="0.3cm" draw:fill="none" draw:fill-color="#ffd7d7" draw:textarea-vertical-align="middle"/>
    </style:style>
    <style:style style:name="gr51" style:family="graphic" style:parent-style-name="objectwithoutfill">
      <style:graphic-properties svg:stroke-color="#168253" draw:marker-end="Arrowheads_20_18" draw:marker-end-width="0.3cm" draw:fill="none" draw:fill-color="#ffd7d7" draw:textarea-vertical-align="middle"/>
    </style:style>
    <style:style style:name="gr52" style:family="graphic" style:parent-style-name="objectwithoutfill">
      <style:graphic-properties svg:stroke-color="#168253" draw:marker-end="Arrowheads_20_19" draw:marker-end-width="0.3cm" draw:fill="none" draw:fill-color="#ffd7d7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28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3.62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3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2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4.00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2.15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7.7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3.52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7.2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45cm" fo:min-width="11.70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3cm" fo:min-width="11.85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9cm" fo:min-width="15.3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5cm" fo:min-width="16.58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9cm" fo:min-width="4.66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3cm" fo:min-width="8.92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5cm" fo:min-width="21.33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1.10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55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4.967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textarea-vertical-align="top" fo:min-height="9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3.5cm"/>
      <style:paragraph-properties style:writing-mode="lr-tb"/>
    </style:style>
    <style:style style:name="pr6" style:family="presentation" style:parent-style-name="Pencil1-title">
      <style:graphic-properties svg:stroke-color="#8d281e" draw:textarea-vertical-align="top" fo:min-height="3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355269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355269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355269" loext:opacity="100%" fo:font-size="60pt" style:font-size-asian="60pt" style:font-size-complex="6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 style:writing-mode="lr-tb"/>
    </style:style>
    <style:style style:name="P15" style:family="paragraph">
      <loext:graphic-properties draw:fill-color="#dee7e5"/>
      <style:paragraph-properties fo:text-align="center" style:writing-mode="lr-tb"/>
    </style:style>
    <style:style style:name="P16" style:family="paragraph">
      <loext:graphic-properties draw:fill="none" draw:fill-color="#ffd7d7"/>
      <style:paragraph-properties fo:text-align="center"/>
    </style:style>
    <style:style style:name="P17" style:family="paragraph">
      <style:text-properties fo:font-size="40pt"/>
    </style:style>
    <style:style style:name="P18" style:family="paragraph">
      <loext:graphic-properties draw:fill="none" draw:fill-color="#ffffff"/>
      <style:paragraph-properties style:writing-mode="lr-tb"/>
      <style:text-properties fo:color="#355269" loext:opacity="100%" fo:font-size="40pt" style:font-size-asian="60pt" style:font-size-complex="60pt"/>
    </style:style>
    <style:style style:name="P19" style:family="paragraph">
      <loext:graphic-properties draw:fill="none" draw:fill-color="#ffffff"/>
      <style:paragraph-properties style:writing-mode="lr-tb"/>
      <style:text-properties style:font-name="DejaVu Sans Mono1" fo:font-size="14pt" style:font-size-asian="7pt" style:font-size-complex="7pt"/>
    </style:style>
    <style:style style:name="P20" style:family="paragraph">
      <loext:graphic-properties draw:fill="none" draw:fill-color="#ffffff"/>
      <style:paragraph-properties style:writing-mode="lr-tb"/>
      <style:text-properties style:font-name="DejaVu Sans Mono1" fo:font-size="15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style:font-name="DejaVu Sans Mono1" fo:font-size="15pt" style:font-size-asian="15pt" style:font-size-complex="15pt"/>
    </style:style>
    <style:style style:name="P2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9pt" style:font-size-complex="9pt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end" style:writing-mode="tb-rl"/>
      <style:text-properties fo:font-size="9pt" style:font-size-asian="9pt" style:font-size-complex="9pt"/>
    </style:style>
    <style:style style:name="P26" style:family="paragraph">
      <loext:graphic-properties draw:fill-color="#ffd7d7"/>
      <style:paragraph-properties fo:text-align="end" style:writing-mode="tb-rl"/>
      <style:text-properties fo:font-size="9pt" style:font-size-asian="9pt" style:font-size-complex="9pt"/>
    </style:style>
    <style:style style:name="P27" style:family="paragraph">
      <loext:graphic-properties draw:fill="none" draw:fill-color="#ffd7d7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style:font-name="FreeMono1" fo:font-size="14pt" style:font-size-asian="14pt" style:font-size-complex="14pt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-color="#ffd7d7"/>
      <style:paragraph-properties fo:text-align="center" style:writing-mode="lr-tb"/>
      <style:text-properties fo:font-size="18pt"/>
    </style:style>
    <style:style style:name="P31" style:family="paragraph">
      <loext:graphic-properties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dee7e5"/>
      <style:paragraph-properties fo:text-align="center" style:writing-mode="lr-tb"/>
      <style:text-properties fo:font-size="18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-color="#dee6ef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ffd7d7"/>
      <style:paragraph-properties fo:text-align="center"/>
      <style:text-properties style:font-name="DejaVu Sans Mono1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DejaVu Sans Mono1" fo:font-size="9pt"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  <style:text-properties style:font-name="DejaVu Sans Mono1" fo:font-size="7pt" style:font-size-asian="7pt" style:font-size-complex="7pt"/>
    </style:style>
    <style:style style:name="P38" style:family="paragraph">
      <style:paragraph-properties fo:margin-left="0cm" fo:margin-right="0cm" fo:margin-top="1.1cm" fo:margin-bottom="1.1cm" fo:line-height="100%" fo:text-indent="0cm"/>
      <style:text-properties fo:color="#127622" loext:opacity="100%"/>
    </style:style>
    <style:style style:name="P39" style:family="paragraph">
      <loext:graphic-properties draw:fill="none" draw:fill-color="#ffffff"/>
      <style:paragraph-properties style:writing-mode="lr-tb"/>
      <style:text-properties fo:color="#127622" loext:opacity="100%" style:font-name="FreeSans" fo:font-size="20pt" style:font-size-asian="7pt" style:font-size-complex="7pt"/>
    </style:style>
    <style:style style:name="P40" style:family="paragraph">
      <style:paragraph-properties fo:margin-left="0cm" fo:margin-right="0cm" fo:margin-top="0.7cm" fo:margin-bottom="0.7cm" fo:line-height="100%" fo:text-indent="0cm"/>
    </style:style>
    <style:style style:name="P41" style:family="paragraph">
      <loext:graphic-properties draw:fill="none" draw:fill-color="#ffffff"/>
      <style:paragraph-properties style:writing-mode="lr-tb"/>
      <style:text-properties style:font-name="FreeSans" fo:font-size="20pt" style:font-size-asian="7pt" style:font-size-complex="7pt"/>
    </style:style>
    <style:style style:name="P42" style:family="paragraph">
      <style:paragraph-properties fo:margin-left="0cm" fo:margin-right="0cm" fo:margin-top="0.3cm" fo:margin-bottom="0.3cm" fo:line-height="100%" fo:text-indent="0cm"/>
    </style:style>
    <style:style style:name="P43" style:family="paragraph">
      <loext:graphic-properties draw:fill="none" draw:fill-color="#ffffff"/>
      <style:paragraph-properties style:writing-mode="lr-tb"/>
      <style:text-properties fo:color="#666666" loext:opacity="100%" style:font-name="DejaVu Sans Mono1" fo:font-size="16pt" style:font-size-asian="16pt" style:font-size-complex="16pt"/>
    </style:style>
    <style:style style:name="P44" style:family="paragraph">
      <style:paragraph-properties fo:margin-left="0cm" fo:margin-right="0cm" fo:margin-top="0.4cm" fo:margin-bottom="0.4cm" fo:line-height="100%" fo:text-indent="0cm"/>
    </style:style>
    <style:style style:name="P45" style:family="paragraph">
      <loext:graphic-properties draw:fill="none" draw:fill-color="#ffffff"/>
      <style:paragraph-properties style:writing-mode="lr-tb"/>
      <style:text-properties style:font-name="FreeSans" fo:font-size="16pt" style:font-size-asian="16pt" style:font-size-complex="16pt"/>
    </style:style>
    <style:style style:name="P46" style:family="paragraph">
      <loext:graphic-properties draw:fill="none" draw:fill-color="#ffffff"/>
      <style:paragraph-properties style:writing-mode="lr-tb"/>
      <style:text-properties style:font-name="DejaVu Sans Mono1" fo:font-size="20pt" style:font-size-asian="7pt" style:font-size-complex="7pt"/>
    </style:style>
    <style:style style:name="P47" style:family="paragraph">
      <loext:graphic-properties draw:fill="none" draw:fill-color="#ffffff"/>
      <style:paragraph-properties style:writing-mode="lr-tb"/>
      <style:text-properties style:font-name="DejaVu Sans Mono1" fo:font-size="20pt" style:font-size-asian="20pt" style:font-size-complex="20pt"/>
    </style:style>
    <style:style style:name="T1" style:family="text">
      <style:text-properties fo:color="#355269" loext:opacity="100%"/>
    </style:style>
    <style:style style:name="T2" style:family="text">
      <style:text-properties fo:color="#355269" loext:opacity="100%" style:font-name="EmojiOne Color1" fo:font-size="60pt" style:font-name-asian="EmojiOne Color1" style:font-size-asian="60pt" style:font-name-complex="EmojiOne Color1" style:font-size-complex="60pt"/>
    </style:style>
    <style:style style:name="T3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fo:font-variant="normal" fo:text-transform="none" fo:color="#355269" loext:opacity="100%" style:text-outline="false" style:text-line-through-style="none" style:text-line-through-type="none" style:font-name="EmojiOne Color1" fo:font-size="27pt" fo:font-style="normal" fo:text-shadow="none" style:text-underline-style="none" fo:font-weight="normal" style:letter-kerning="true" fo:background-color="transparent" style:font-name-asian="EmojiOne Color1" style:font-size-asian="27pt" style:font-style-asian="normal" style:font-weight-asian="normal" style:font-name-complex="EmojiOne Color1" style:font-size-complex="2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55269" loext:opacity="100%" style:text-outline="false" style:text-line-through-style="none" style:text-line-through-type="non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EmojiOne Color1" style:font-name-asian="EmojiOne Color1" style:font-name-complex="EmojiOne Color1"/>
    </style:style>
    <style:style style:name="T9" style:family="text">
      <style:text-properties fo:font-size="12pt"/>
    </style:style>
    <style:style style:name="T10" style:family="text">
      <style:text-properties fo:color="#355269" loext:opacity="100%" style:font-name="EmojiOne Color1" style:font-name-asian="EmojiOne Color1" style:font-size-asian="60pt" style:font-name-complex="EmojiOne Color1" style:font-size-complex="60pt"/>
    </style:style>
    <style:style style:name="T11" style:family="text">
      <style:text-properties style:font-name="EmojiOne Color1" fo:font-size="14pt" style:font-name-asian="EmojiOne Color1" style:font-size-asian="7pt" style:font-name-complex="EmojiOne Color1" style:font-size-complex="7pt"/>
    </style:style>
    <style:style style:name="T12" style:family="text">
      <style:text-properties style:font-name="EmojiOne Color1" fo:font-size="15pt" style:font-name-asian="EmojiOne Color1" style:font-size-asian="7pt" style:font-name-complex="EmojiOne Color1" style:font-size-complex="7pt"/>
    </style:style>
    <style:style style:name="T13" style:family="text">
      <style:text-properties style:font-name="EmojiOne Color1" fo:font-size="15pt" style:font-name-asian="EmojiOne Color1" style:font-size-asian="15pt" style:font-name-complex="EmojiOne Color1" style:font-size-complex="15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EmojiOne Color1" fo:font-size="16pt" style:font-name-asian="EmojiOne Color1" style:font-size-asian="9pt" style:font-name-complex="EmojiOne Color1" style:font-size-complex="9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EmojiOne Color1" fo:font-size="26pt" style:font-name-asian="EmojiOne Color1" style:font-size-asian="26pt" style:font-name-complex="EmojiOne Color1" style:font-size-complex="26pt"/>
    </style:style>
    <style:style style:name="T18" style:family="text">
      <style:text-properties style:font-name="FreeMono1" fo:font-size="14pt" style:font-size-asian="14pt" style:font-size-complex="14pt"/>
    </style:style>
    <style:style style:name="T19" style:family="text">
      <style:text-properties fo:font-size="1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DejaVu Sans Mono1" fo:font-size="9pt" style:font-size-asian="14pt" style:font-size-complex="14pt"/>
    </style:style>
    <style:style style:name="T22" style:family="text">
      <style:text-properties style:font-name="DejaVu Sans Mono1" fo:font-size="7pt" style:font-size-asian="7pt" style:font-size-complex="7pt"/>
    </style:style>
    <style:style style:name="T23" style:family="text">
      <style:text-properties fo:font-variant="normal" fo:text-transform="none" fo:color="#127622" loext:opacity="10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FreeSans" fo:font-size="20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 loext:opacity="100%" fo:font-style="italic" style:text-underline-style="none" style:font-style-asian="italic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font-name="Free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 Mono1" fo:font-size="20pt" style:font-size-asian="7pt" style:font-size-complex="7pt"/>
    </style:style>
    <style:style style:name="T32" style:family="text">
      <style:text-properties style:font-name="DejaVu Sans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1cm" svg:height="2.75cm" svg:x="1.5cm" svg:y="4.5cm" presentation:class="title">
          <draw:text-box>
            <text:p text:style-name="P1"><text:span text:style-name="T1">Frame</text:span></text:p>
          </draw:text-box>
        </draw:frame>
        <draw:frame draw:style-name="gr1" draw:text-style-name="P3" draw:layer="layout" svg:width="9.633cm" svg:height="0.962cm" svg:x="14cm" svg:y="9.038cm">
          <draw:text-box>
            <text:p><text:span text:style-name="T1">How I Fixed my Focus Problems</text:span></text:p>
          </draw:text-box>
        </draw:frame>
        <draw:frame draw:style-name="gr2" draw:text-style-name="P4" draw:layer="layout" svg:width="3.139cm" svg:height="2.715cm" svg:x="11.5cm" svg:y="1.5cm">
          <draw:text-box>
            <text:p><text:span text:style-name="T2">🤹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><text:span text:style-name="T3">E</text:span><text:span text:style-name="T3">st </text:span><text:span text:style-name="T3">r</text:span><text:span text:style-name="T3">e</text:span><text:span text:style-name="T3">a</text:span><text:span text:style-name="T3">di</text:span><text:span text:style-name="T3">n</text:span><text:span text:style-name="T3">g </text:span><text:span text:style-name="T3">ti</text:span><text:span text:style-name="T3">m</text:span><text:span text:style-name="T3">e</text:span><text:span text:style-name="T3">:</text:span><text:span text:style-name="T4"> </text:span><text:span text:style-name="T4">1</text:span><text:span text:style-name="T4">0</text:span><text:span text:style-name="T4">m</text:span><text:span text:style-name="T3"><text:line-break/></text:span><text:span text:style-name="T3"><text:line-break/></text:span><text:span text:style-name="T3">H</text:span><text:span text:style-name="T3">o</text:span><text:span text:style-name="T3">m</text:span><text:span text:style-name="T3">e</text:span><text:span text:style-name="T3">p</text:span><text:span text:style-name="T3">a</text:span><text:span text:style-name="T3">g</text:span><text:span text:style-name="T3">e</text:span><text:span text:style-name="T3">:</text:span><text:span text:style-name="T4"> </text:span><text:span text:style-name="T5"><text:a xlink:href="https://github.com/lelanthran/frame" xlink:type="simple">github.com/lelanthran/frame</text:a></text:span><text:span text:style-name="T5"><text:s/></text:span><text:span text:style-name="T3"><text:line-break/></text:span><text:span text:style-name="T3"><text:line-break/></text:span><text:span text:style-name="T3">E</text:span><text:span text:style-name="T3">m</text:span><text:span text:style-name="T3">ai</text:span><text:span text:style-name="T3">l: </text:span><text:span text:style-name="T4"><text:a xlink:href="mailto:lelanthran@gmail.com" xlink:type="simple">lelanthran@gmail.com</text:a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 text:style-name="P7"><text:span text:style-name="T6"/><text:span text:style-name="T6"/><text:span text:style-name="T6"><text:line-break/></text:span><text:span text:style-name="T7">I </text:span><text:span text:style-name="T7">h</text:span><text:span text:style-name="T7">a</text:span><text:span text:style-name="T7">v</text:span><text:span text:style-name="T7">e </text:span><text:span text:style-name="T7">a</text:span><text:span text:style-name="T7">n </text:span><text:span text:style-name="T7">id</text:span><text:span text:style-name="T7">e</text:span><text:span text:style-name="T7">a</text:span><text:span text:style-name="T7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 text:style-name="P7"><text:span text:style-name="T6"/><text:span text:style-name="T6"/><text:span text:style-name="T6"><text:line-break/></text:span><text:span text:style-name="T7">I </text:span><text:span text:style-name="T7">h</text:span><text:span text:style-name="T7">a</text:span><text:span text:style-name="T7">v</text:span><text:span text:style-name="T7">e </text:span><text:span text:style-name="T7">a</text:span><text:span text:style-name="T7">n </text:span><text:span text:style-name="T7">id</text:span><text:span text:style-name="T7">e</text:span><text:span text:style-name="T7">a</text:span><text:span text:style-name="T7"><text:line-break/></text:span><text:span text:style-name="T3"><text:line-break/></text:span><text:span text:style-name="T6"/><text:span text:style-name="T6"/><text:span text:style-name="T6"><text:line-break/></text:span><text:span text:style-name="T7">O</text:span><text:span text:style-name="T7">r </text:span><text:span text:style-name="T7">a </text:span><text:span text:style-name="T7">t</text:span><text:span text:style-name="T7">a</text:span><text:span text:style-name="T7">s</text:span><text:span text:style-name="T7">k</text:span><text:span text:style-name="T7"><text:line-break/></text:span><text:span text:style-name="T7"><text:line-break/></text:span><text:span text:style-name="T7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cm" svg:height="9cm" svg:x="1.5cm" svg:y="0.5cm" presentation:class="title" presentation:user-transformed="true">
          <draw:text-box>
            <text:p text:style-name="P7"><text:span text:style-name="T6"/><text:span text:style-name="T6"/><text:span text:style-name="T6"><text:line-break/></text:span><text:span text:style-name="T7">I </text:span><text:span text:style-name="T7">h</text:span><text:span text:style-name="T7">a</text:span><text:span text:style-name="T7">v</text:span><text:span text:style-name="T7">e </text:span><text:span text:style-name="T7">a</text:span><text:span text:style-name="T7">n </text:span><text:span text:style-name="T7">id</text:span><text:span text:style-name="T7">e</text:span><text:span text:style-name="T7">a</text:span><text:span text:style-name="T7"><text:line-break/></text:span><text:span text:style-name="T3"><text:line-break/></text:span><text:span text:style-name="T6"/><text:span text:style-name="T6"/><text:span text:style-name="T6"><text:line-break/></text:span><text:span text:style-name="T7">O</text:span><text:span text:style-name="T7">r </text:span><text:span text:style-name="T7">a </text:span><text:span text:style-name="T7">t</text:span><text:span text:style-name="T7">a</text:span><text:span text:style-name="T7">s</text:span><text:span text:style-name="T7">k</text:span><text:span text:style-name="T7"><text:line-break/></text:span><text:span text:style-name="T7"><text:line-break/></text:span><text:span text:style-name="T6">⛓</text:span><text:span text:style-name="T6"><text:line-break/></text:span><text:span text:style-name="T8">M</text:span><text:span text:style-name="T8">a</text:span><text:span text:style-name="T8">y</text:span><text:span text:style-name="T8">b</text:span><text:span text:style-name="T8">e </text:span><text:span text:style-name="T8">e</text:span><text:span text:style-name="T8">v</text:span><text:span text:style-name="T8">e</text:span><text:span text:style-name="T8">n </text:span><text:span text:style-name="T8">a </text:span><text:span text:style-name="T8">c</text:span><text:span text:style-name="T8">h</text:span><text:span text:style-name="T8">o</text:span><text:span text:style-name="T8">r</text:span><text:span text:style-name="T8">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6" draw:layer="layout" svg:width="23cm" svg:height="3.5cm" svg:x="1.5cm" svg:y="0.5cm" presentation:class="title" presentation:user-transformed="true">
          <draw:text-box>
            <text:p>How it looks inside my head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>Context for the task starts forming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other task arises. Maybe it’s a subtask, maybe it’s something altogether different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 start working on the new task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draw:custom-shape draw:style-name="gr5" draw:text-style-name="P10" draw:layer="layout" svg:width="3.5cm" svg:height="1.5cm" svg:x="1cm" svg:y="6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6cm" svg:x2="6.5cm" svg:y2="6cm">
          <text:p/>
        </draw:line>
        <draw:line draw:style-name="gr7" draw:text-style-name="P12" draw:layer="layout" svg:x1="5cm" svg:y1="6.5cm" svg:x2="7.5cm" svg:y2="6.5cm">
          <text:p/>
        </draw:line>
        <draw:line draw:style-name="gr7" draw:text-style-name="P12" draw:layer="layout" svg:x1="5cm" svg:y1="7cm" svg:x2="7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cm" svg:y2="8.5cm">
          <text:p/>
        </draw:line>
        <draw:custom-shape draw:style-name="gr9" draw:text-style-name="P14" draw:layer="layout" svg:width="3.5cm" svg:height="1.5cm" svg:x="1.04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cm" svg:x2="6.5cm" svg:y2="4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more context forms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6.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6.5cm" svg:x2="6.5cm" svg:y2="6.5cm">
          <text:p/>
        </draw:line>
        <draw:line draw:style-name="gr7" draw:text-style-name="P12" draw:layer="layout" svg:x1="5cm" svg:y1="7cm" svg:x2="7.5cm" svg:y2="7cm">
          <text:p/>
        </draw:line>
        <draw:line draw:style-name="gr7" draw:text-style-name="P12" draw:layer="layout" svg:x1="5cm" svg:y1="7.5cm" svg:x2="7cm" svg:y2="7.5cm">
          <text:p/>
        </draw:line>
        <draw:line draw:style-name="gr7" draw:text-style-name="P12" draw:layer="layout" svg:x1="5cm" svg:y1="8cm" svg:x2="7.5cm" svg:y2="8cm">
          <text:p/>
        </draw:line>
        <draw:line draw:style-name="gr7" draw:text-style-name="P12" draw:layer="layout" svg:x1="5cm" svg:y1="8.5cm" svg:x2="6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5" draw:text-style-name="P10" draw:layer="layout" svg:width="3.5cm" svg:height="1.5cm" svg:x="1cm" svg:y="6.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6.5cm" svg:x2="6.5cm" svg:y2="6.5cm">
          <text:p/>
        </draw:line>
        <draw:line draw:style-name="gr7" draw:text-style-name="P12" draw:layer="layout" svg:x1="5cm" svg:y1="7cm" svg:x2="7.5cm" svg:y2="7cm">
          <text:p/>
        </draw:line>
        <draw:line draw:style-name="gr7" draw:text-style-name="P12" draw:layer="layout" svg:x1="5cm" svg:y1="7.5cm" svg:x2="7cm" svg:y2="7.5cm">
          <text:p/>
        </draw:line>
        <draw:line draw:style-name="gr7" draw:text-style-name="P12" draw:layer="layout" svg:x1="5cm" svg:y1="8cm" svg:x2="7.5cm" svg:y2="8cm">
          <text:p/>
        </draw:line>
        <draw:line draw:style-name="gr7" draw:text-style-name="P12" draw:layer="layout" svg:x1="5cm" svg:y1="8.5cm" svg:x2="6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9" draw:text-style-name="P14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5cm" svg:y1="4cm" svg:x2="6.5cm" svg:y2="4cm">
          <text:p/>
        </draw:lin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with more work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7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5" draw:text-style-name="P10" draw:layer="layout" svg:width="3.5cm" svg:height="1.5cm" svg:x="1cm" svg:y="7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9" draw:text-style-name="P14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Even more context forms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8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5" draw:text-style-name="P10" draw:layer="layout" svg:width="3.5cm" svg:height="1.5cm" svg:x="1cm" svg:y="8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8cm" svg:x2="6.5cm" svg:y2="8cm">
          <text:p/>
        </draw:line>
        <draw:line draw:style-name="gr7" draw:text-style-name="P12" draw:layer="layout" svg:x1="5cm" svg:y1="8.5cm" svg:x2="7.5cm" svg:y2="8.5cm">
          <text:p/>
        </draw:line>
        <draw:line draw:style-name="gr7" draw:text-style-name="P12" draw:layer="layout" svg:x1="5cm" svg:y1="9cm" svg:x2="7cm" svg:y2="9cm">
          <text:p/>
        </draw:line>
        <draw:custom-shape draw:style-name="gr12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draw:line draw:style-name="gr11" draw:text-style-name="P12" draw:layer="layout" svg:x1="5cm" svg:y1="6.5cm" svg:x2="6.5cm" svg:y2="6.5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Pretty soon, all I remember of the old task is the name, and maybe one or two items of context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9cm" svg:x2="6.5cm" svg:y2="9cm">
          <text:p/>
        </draw:line>
        <draw:custom-shape draw:style-name="gr5" draw:text-style-name="P10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9cm" svg:x2="6.5cm" svg:y2="9cm">
          <text:p/>
        </draw:line>
        <draw:custom-shape draw:style-name="gr12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468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draw:line draw:style-name="gr11" draw:text-style-name="P12" draw:layer="layout" svg:x1="5cm" svg:y1="6.5cm" svg:x2="6.5cm" svg:y2="6.5cm">
          <text:p/>
        </draw:line>
        <draw:line draw:style-name="gr13" draw:text-style-name="P16" draw:layer="layout" svg:x1="5cm" svg:y1="7cm" svg:x2="6.5cm" svg:y2="7cm">
          <text:p/>
        </draw:line>
        <draw:line draw:style-name="gr13" draw:text-style-name="P16" draw:layer="layout" svg:x1="5cm" svg:y1="7.5cm" svg:x2="7.5cm" svg:y2="7.5cm">
          <text:p/>
        </draw:line>
        <draw:line draw:style-name="gr13" draw:text-style-name="P16" draw:layer="layout" svg:x1="5cm" svg:y1="8cm" svg:x2="6cm" svg:y2="7.979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his is a problem when I complete my current task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9cm" svg:x2="6.5cm" svg:y2="9cm">
          <text:p/>
        </draw:line>
        <draw:custom-shape draw:style-name="gr5" draw:text-style-name="P10" draw:layer="layout" svg:width="3.5cm" svg:height="1.5cm" svg:x="1cm" svg:y="9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9cm" svg:x2="6.5cm" svg:y2="9cm">
          <text:p/>
        </draw:line>
        <draw:custom-shape draw:style-name="gr12" draw:text-style-name="P15" draw:layer="layout" svg:width="3.5cm" svg:height="1.5cm" svg:x="1cm" svg:y="4cm">
          <text:p text:style-name="P9">Task 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4.5cm" svg:x2="6cm" svg:y2="4.5cm">
          <text:p/>
        </draw:line>
        <draw:line draw:style-name="gr11" draw:text-style-name="P12" draw:layer="layout" svg:x1="5cm" svg:y1="5cm" svg:x2="7.5cm" svg:y2="5cm">
          <text:p/>
        </draw:line>
        <draw:line draw:style-name="gr11" draw:text-style-name="P12" draw:layer="layout" svg:x1="5cm" svg:y1="5.5cm" svg:x2="6.5cm" svg:y2="5.5cm">
          <text:p/>
        </draw:line>
        <draw:line draw:style-name="gr11" draw:text-style-name="P12" draw:layer="layout" svg:x1="5cm" svg:y1="4cm" svg:x2="6.5cm" svg:y2="4cm">
          <text:p/>
        </draw:line>
        <draw:line draw:style-name="gr11" draw:text-style-name="P12" draw:layer="layout" svg:x1="5cm" svg:y1="6cm" svg:x2="7cm" svg:y2="6cm">
          <text:p/>
        </draw:line>
        <draw:line draw:style-name="gr11" draw:text-style-name="P12" draw:layer="layout" svg:x1="5cm" svg:y1="6.5cm" svg:x2="6.5cm" svg:y2="6.5cm">
          <text:p/>
        </draw:line>
        <draw:line draw:style-name="gr13" draw:text-style-name="P16" draw:layer="layout" svg:x1="5cm" svg:y1="7cm" svg:x2="6.5cm" svg:y2="7cm">
          <text:p/>
        </draw:line>
        <draw:line draw:style-name="gr13" draw:text-style-name="P16" draw:layer="layout" svg:x1="5cm" svg:y1="7.5cm" svg:x2="7.5cm" svg:y2="7.5cm">
          <text:p/>
        </draw:line>
        <draw:line draw:style-name="gr13" draw:text-style-name="P16" draw:layer="layout" svg:x1="5cm" svg:y1="8cm" svg:x2="6cm" svg:y2="8cm">
          <text:p/>
        </draw:line>
        <draw:frame draw:style-name="gr2" draw:text-style-name="P18" draw:layer="layout" svg:width="3.139cm" svg:height="2.715cm" svg:x="1.5cm" svg:y="6.285cm">
          <draw:text-box>
            <text:p text:style-name="P17"><text:span text:style-name="T10">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need to resume my previous task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2" draw:text-style-name="P4" draw:layer="layout" svg:width="3.139cm" svg:height="2.715cm" svg:x="4.361cm" svg:y="5.285cm">
          <draw:text-box>
            <text:p><text:span text:style-name="T2"/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My context is mostly gone. Sure, I can get it back with effort. Maybe a lot of effort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But it’s not easy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4" draw:text-style-name="P19" draw:layer="layout" svg:width="1.12cm" svg:height="0.831cm" svg:x="4.979cm" svg:y="5.212cm">
          <draw:text-box>
            <text:p><text:span text:style-name="T11">🎮</text:span></text:p>
          </draw:text-box>
        </draw:frame>
        <draw:frame draw:style-name="gr15" draw:text-style-name="P20" draw:layer="layout" svg:width="1.162cm" svg:height="0.865cm" svg:x="5cm" svg:y="6.063cm">
          <draw:text-box>
            <text:p><text:span text:style-name="T12">📱</text:span></text:p>
          </draw:text-box>
        </draw:frame>
        <draw:frame draw:style-name="gr15" draw:text-style-name="P21" draw:layer="layout" svg:width="1.162cm" svg:height="0.865cm" svg:x="5cm" svg:y="6.928cm">
          <draw:text-box>
            <text:p><text:span text:style-name="T13">⛳</text:span></text:p>
          </draw:text-box>
        </draw:frame>
        <draw:frame draw:style-name="gr15" draw:text-style-name="P21" draw:layer="layout" svg:width="1.162cm" svg:height="0.865cm" svg:x="5cm" svg:y="7.635cm">
          <draw:text-box>
            <text:p><text:span text:style-name="T13">📺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 smart person would have recorded context on the task they were working on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6" draw:text-style-name="P22" draw:layer="layout" svg:width="2.835cm" svg:height="0.607cm" svg:x="4.665cm" svg:y="5.393cm">
          <draw:text-box>
            <text:p><text:span text:style-name="T14">Jira </text:span><text:span text:style-name="T14">ticket </text:span><text:span text:style-name="T14">#451</text:span><text:span text:style-name="T14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But, too much friction in using these systems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6" draw:text-style-name="P22" draw:layer="layout" svg:width="2.835cm" svg:height="0.607cm" svg:x="4.665cm" svg:y="5.393cm">
          <draw:text-box>
            <text:p><text:span text:style-name="T14">Jira </text:span><text:span text:style-name="T14">ticket </text:span><text:span text:style-name="T14">#451</text:span><text:span text:style-name="T14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Pen and paper works a little better...</text:p>
          </draw:text-box>
        </draw:frame>
        <draw:custom-shape draw:style-name="gr4" draw:text-style-name="P8" draw:layer="layout" svg:width="27cm" svg:height="5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3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10" draw:layer="layout" svg:width="3.5cm" svg:height="1.5cm" svg:x="1cm" svg:y="5cm">
          <text:p text:style-name="P9">Task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cm" svg:y1="5cm" svg:x2="6.5cm" svg:y2="5cm">
          <text:p/>
        </draw:line>
        <draw:frame draw:style-name="gr17" draw:text-style-name="P23" draw:layer="layout" svg:width="1.205cm" svg:height="0.903cm" svg:x="5cm" svg:y="5.376cm">
          <draw:text-box>
            <text:p><text:span text:style-name="T15">📒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But neither searchable ...</text:p>
          </draw:text-box>
        </draw:frame>
        <draw:custom-shape draw:style-name="gr18" draw:text-style-name="P8" draw:layer="layout" svg:width="27cm" svg:height="1.5cm" svg:x="0.5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19" draw:text-style-name="P10" draw:layer="layout" svg:width="1cm" svg:height="0.5cm" svg:x="1cm" svg:y="5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4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3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6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7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8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9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10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11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cm" svg:height="0.5cm" svg:x="1cm" svg:y="12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2.839cm" svg:height="0.725cm" svg:x="23.112cm" svg:y="3.5cm">
          <draw:text-box>
            <text:p><text:span text:style-name="T9">Fut</text:span><text:span text:style-name="T9">ure </text:span><text:span text:style-name="T9">tas</text:span><text:span text:style-name="T9">ks</text:span></text:p>
          </draw:text-box>
        </draw:frame>
        <draw:frame draw:style-name="gr22" draw:text-style-name="P11" draw:layer="layout" svg:width="2.174cm" svg:height="0.725cm" svg:x="23.112cm" svg:y="6.775cm">
          <draw:text-box>
            <text:p><text:span text:style-name="T9">My </text:span><text:span text:style-name="T9">tas</text:span><text:span text:style-name="T9">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Nor scalable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4" draw:text-style-name="P24" draw:layer="layout" svg:width="0.5cm" svg:height="0.269cm" svg:x="1cm" svg:y="3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4.03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4.5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5.11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5.65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6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8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8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0.999cm" svg:y="9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10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10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2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2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13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4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4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reating tasks like a stack works for me.<text:line-break/>I only work on the task at the top of the stack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6" draw:text-style-name="P26" draw:layer="layout" svg:width="1.5cm" svg:height="8.5cm" svg:x="0.5cm" svg:y="6.1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I start a new task, it is PUSHED<text:line-break/>onto my stack, and becomes<text:line-break/>my CURRENT task.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7" draw:text-style-name="P15" draw:layer="layout" svg:width="0.5cm" svg:height="0.269cm" svg:x="2cm" svg:y="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7" draw:layer="layout" svg:x1="2cm" svg:y1="4.5cm" svg:x2="1.5cm" svg:y2="5.5cm">
          <text:p/>
        </draw:line>
        <draw:custom-shape draw:style-name="gr26" draw:text-style-name="P26" draw:layer="layout" svg:width="1.5cm" svg:height="8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I start a new task, it is PUSHED<text:line-break/>onto my stack, and becomes<text:line-break/>my CURRENT task.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9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0.5cm" svg:height="0.269cm" svg:x="1cm" svg:y="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7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8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8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9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9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0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0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.001cm" svg:y="11.47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.001cm" svg:y="12.01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.001cm" svg:y="12.55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.001cm" svg:y="13.0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.001cm" svg:y="13.629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.001cm" svg:y="14.16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.001cm" svg:y="14.70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I finish a task, it is POPPED and discarded.<text:line-break/>I resume working on the current top-of-stack task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6" draw:text-style-name="P26" draw:layer="layout" svg:width="1.5cm" svg:height="8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5cm" svg:height="0.269cm" svg:x="3.5cm" svg:y="6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2" draw:layer="layout" svg:width="1.988cm" svg:height="1.318cm" svg:x="5.5cm" svg:y="8cm">
          <draw:text-box>
            <text:p><text:span text:style-name="T14"><text:s/></text:span><text:span text:style-name="T16"><text:s/></text:span><text:span text:style-name="T17"/><text:span text:style-name="T17"/></text:p>
          </draw:text-box>
        </draw:frame>
        <draw:line draw:style-name="gr31" draw:text-style-name="P27" draw:layer="layout" svg:x1="4cm" svg:y1="7cm" svg:x2="6cm" svg:y2="8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supports this serial way of working<text:line-break/>(for starters, anyway)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9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cm" svg:height="0.269cm" svg:x="1cm" svg:y="6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6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7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0.999cm" svg:y="8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8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0.999cm" svg:y="9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0.693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2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1.7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7cm" svg:x="1cm" svg:y="12.308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2.84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386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0.5cm" svg:height="0.269cm" svg:x="1cm" svg:y="13.924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3.762cm" svg:height="0.746cm" svg:x="1.5cm" svg:y="3.5cm">
          <draw:text-box>
            <text:p><text:span text:style-name="T18">fr</text:span><text:span text:style-name="T18">am</text:span><text:span text:style-name="T18">e </text:span><text:span text:style-name="T18">pu</text:span><text:span text:style-name="T18">sh </text:span></text:p>
          </draw:text-box>
        </draw:frame>
        <draw:custom-shape draw:style-name="gr27" draw:text-style-name="P15" draw:layer="layout" svg:width="0.5cm" svg:height="0.269cm" svg:x="5cm" svg:y="3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are <text:span text:style-name="T5">P</text:span><text:span text:style-name="T5">U</text:span><text:span text:style-name="T5">S</text:span><text:span text:style-name="T5">H</text:span>ED, with a context ...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9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0.5cm" svg:height="0.269cm" svg:x="1cm" svg:y="7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7.47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8.013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8.55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7cm" svg:x="1cm" svg:y="9.0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9.62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10.168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10.706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1.47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2.013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2.55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7cm" svg:x="1.001cm" svg:y="13.0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3.62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4.168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4.706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0.5cm" svg:height="0.269cm" svg:x="1cm" svg:y="6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he context is stored with the task, viewable with a <text:span text:style-name="T5">S</text:span><text:span text:style-name="T5">T</text:span><text:span text:style-name="T5">A</text:span><text:span text:style-name="T5">T</text:span><text:span text:style-name="T5">U</text:span><text:span text:style-name="T5">S</text:span> command.</text:p>
          </draw:text-box>
        </draw:frame>
        <draw:custom-shape draw:style-name="gr33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10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5" draw:text-style-name="P30" draw:layer="layout" svg:width="3.5cm" svg:height="1.5cm" svg:x="1cm" svg:y="10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4" draw:layer="layout" svg:width="3.5cm" svg:height="1.5cm" svg:x="1.041cm" svg:y="7cm">
          <text:p text:style-name="P29"><text:span text:style-name="T19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7.5cm" svg:x2="6.5cm" svg:y2="7.5cm">
          <text:p/>
        </draw:line>
        <draw:line draw:style-name="gr13" draw:text-style-name="P16" draw:layer="layout" svg:x1="5cm" svg:y1="8.021cm" svg:x2="6.5cm" svg:y2="8cm">
          <text:p/>
        </draw:line>
        <draw:line draw:style-name="gr11" draw:text-style-name="P12" draw:layer="layout" svg:x1="5cm" svg:y1="7.032cm" svg:x2="7cm" svg:y2="7cm">
          <text:p/>
        </draw:line>
        <draw:frame draw:style-name="gr34" draw:text-style-name="P28" draw:layer="layout" svg:width="4.354cm" svg:height="0.746cm" svg:x="1.5cm" svg:y="3.5cm">
          <draw:text-box>
            <text:p><text:span text:style-name="T18">fr</text:span><text:span text:style-name="T18">am</text:span><text:span text:style-name="T18">e </text:span><text:span text:style-name="T18">st</text:span><text:span text:style-name="T18">at</text:span><text:span text:style-name="T18">us </text:span></text:p>
          </draw:text-box>
        </draw:frame>
        <draw:line draw:style-name="gr13" draw:text-style-name="P16" draw:layer="layout" svg:x1="5cm" svg:y1="8.5cm" svg:x2="7cm" svg:y2="8.5cm">
          <text:p/>
        </draw:line>
        <draw:line draw:style-name="gr11" draw:text-style-name="P12" draw:layer="layout" svg:x1="9cm" svg:y1="4cm" svg:x2="10.5cm" svg:y2="4cm">
          <text:p/>
        </draw:line>
        <draw:line draw:style-name="gr13" draw:text-style-name="P16" draw:layer="layout" svg:x1="9cm" svg:y1="4.521cm" svg:x2="10.5cm" svg:y2="4.5cm">
          <text:p/>
        </draw:line>
        <draw:line draw:style-name="gr11" draw:text-style-name="P12" draw:layer="layout" svg:x1="9cm" svg:y1="3.532cm" svg:x2="11cm" svg:y2="3.5cm">
          <text:p/>
        </draw:line>
        <draw:line draw:style-name="gr13" draw:text-style-name="P16" draw:layer="layout" svg:x1="9cm" svg:y1="5cm" svg:x2="11cm" svg:y2="5cm">
          <text:p/>
        </draw:line>
        <draw:line draw:style-name="gr35" draw:text-style-name="P35" draw:layer="layout" svg:x1="5.854cm" svg:y1="4cm" svg:x2="8.5cm" svg:y2="4cm">
          <text:p/>
        </draw:line>
        <draw:line draw:style-name="gr7" draw:text-style-name="P12" draw:layer="layout" svg:x1="5cm" svg:y1="10cm" svg:x2="6.5cm" svg:y2="10cm">
          <text:p/>
        </draw:line>
        <draw:line draw:style-name="gr7" draw:text-style-name="P12" draw:layer="layout" svg:x1="5cm" svg:y1="10.5cm" svg:x2="7.5cm" svg:y2="10.5cm">
          <text:p/>
        </draw:line>
        <draw:line draw:style-name="gr7" draw:text-style-name="P12" draw:layer="layout" svg:x1="5cm" svg:y1="11cm" svg:x2="7cm" svg:y2="11cm">
          <text:p/>
        </draw:line>
        <draw:line draw:style-name="gr7" draw:text-style-name="P12" draw:layer="layout" svg:x1="5cm" svg:y1="11.5cm" svg:x2="7.5cm" svg:y2="11.5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Context can be edited, appended to and replaced.</text:p>
          </draw:text-box>
        </draw:frame>
        <draw:custom-shape draw:style-name="gr33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10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10cm" svg:x2="6.5cm" svg:y2="10cm">
          <text:p/>
        </draw:line>
        <draw:line draw:style-name="gr7" draw:text-style-name="P12" draw:layer="layout" svg:x1="5cm" svg:y1="10.5cm" svg:x2="7.5cm" svg:y2="10.5cm">
          <text:p/>
        </draw:line>
        <draw:line draw:style-name="gr7" draw:text-style-name="P12" draw:layer="layout" svg:x1="5cm" svg:y1="11cm" svg:x2="7cm" svg:y2="11cm">
          <text:p/>
        </draw:line>
        <draw:line draw:style-name="gr7" draw:text-style-name="P12" draw:layer="layout" svg:x1="5cm" svg:y1="11.5cm" svg:x2="7.5cm" svg:y2="11.5cm">
          <text:p/>
        </draw:line>
        <draw:custom-shape draw:style-name="gr5" draw:text-style-name="P30" draw:layer="layout" svg:width="3.5cm" svg:height="1.5cm" svg:x="1cm" svg:y="10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4" draw:layer="layout" svg:width="3.5cm" svg:height="1.5cm" svg:x="1.041cm" svg:y="7cm">
          <text:p text:style-name="P29"><text:span text:style-name="T19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cm" svg:y1="7.5cm" svg:x2="6.5cm" svg:y2="7.5cm">
          <text:p/>
        </draw:line>
        <draw:line draw:style-name="gr13" draw:text-style-name="P16" draw:layer="layout" svg:x1="5cm" svg:y1="8cm" svg:x2="6.5cm" svg:y2="7.979cm">
          <text:p/>
        </draw:line>
        <draw:line draw:style-name="gr11" draw:text-style-name="P12" draw:layer="layout" svg:x1="5cm" svg:y1="7.032cm" svg:x2="7cm" svg:y2="7cm">
          <text:p/>
        </draw:line>
        <draw:frame draw:style-name="gr32" draw:text-style-name="P28" draw:layer="layout" svg:width="3.762cm" svg:height="0.746cm" svg:x="1.5cm" svg:y="3.5cm">
          <draw:text-box>
            <text:p><text:span text:style-name="T18">fr</text:span><text:span text:style-name="T18">am</text:span><text:span text:style-name="T18">e </text:span><text:span text:style-name="T18">ed</text:span><text:span text:style-name="T18">it </text:span></text:p>
          </draw:text-box>
        </draw:frame>
        <draw:line draw:style-name="gr13" draw:text-style-name="P16" draw:layer="layout" svg:x1="5cm" svg:y1="8.5cm" svg:x2="7cm" svg:y2="8.5cm">
          <text:p/>
        </draw:line>
        <draw:line draw:style-name="gr11" draw:text-style-name="P12" draw:layer="layout" svg:x1="9cm" svg:y1="4cm" svg:x2="10.5cm" svg:y2="4cm">
          <text:p/>
        </draw:line>
        <draw:line draw:style-name="gr13" draw:text-style-name="P16" draw:layer="layout" svg:x1="9cm" svg:y1="4.521cm" svg:x2="10.5cm" svg:y2="4.5cm">
          <text:p/>
        </draw:line>
        <draw:line draw:style-name="gr11" draw:text-style-name="P12" draw:layer="layout" svg:x1="9cm" svg:y1="3.532cm" svg:x2="11cm" svg:y2="3.5cm">
          <text:p/>
        </draw:line>
        <draw:line draw:style-name="gr13" draw:text-style-name="P16" draw:layer="layout" svg:x1="9cm" svg:y1="5cm" svg:x2="11cm" svg:y2="5cm">
          <text:p/>
        </draw:line>
        <draw:line draw:style-name="gr35" draw:text-style-name="P35" draw:layer="layout" svg:x1="5.854cm" svg:y1="4cm" svg:x2="8.5cm" svg:y2="4cm">
          <text:p/>
        </draw:line>
        <draw:line draw:style-name="gr35" draw:text-style-name="P35" draw:layer="layout" svg:x1="9cm" svg:y1="5.5cm" svg:x2="7.5cm" svg:y2="6.5cm">
          <text:p/>
        </draw:line>
        <draw:line draw:style-name="gr36" draw:text-style-name="P35" draw:layer="layout" svg:x1="5cm" svg:y1="7cm" svg:x2="6cm" svg:y2="7cm">
          <text:p/>
        </draw:line>
        <draw:line draw:style-name="gr36" draw:text-style-name="P35" draw:layer="layout" svg:x1="5.5cm" svg:y1="7.5cm" svg:x2="7cm" svg:y2="7.5cm">
          <text:p/>
        </draw:line>
        <draw:line draw:style-name="gr36" draw:text-style-name="P35" draw:layer="layout" svg:x1="5cm" svg:y1="8cm" svg:x2="6cm" svg:y2="8cm">
          <text:p/>
        </draw:line>
        <draw:line draw:style-name="gr36" draw:text-style-name="P35" draw:layer="layout" svg:x1="6cm" svg:y1="8.5cm" svg:x2="6.5cm" svg:y2="8.5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are <text:span text:style-name="T5">P</text:span><text:span text:style-name="T5">O</text:span><text:span text:style-name="T5">P</text:span>PED when complete. The next task in the stack is now the 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 task.</text:p>
          </draw:text-box>
        </draw:frame>
        <draw:custom-shape draw:style-name="gr33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7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5" draw:text-style-name="P30" draw:layer="layout" svg:width="3.5cm" svg:height="1.5cm" svg:x="1cm" svg:y="7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8" draw:layer="layout" svg:width="3.465cm" svg:height="0.746cm" svg:x="1.5cm" svg:y="3.5cm">
          <draw:text-box>
            <text:p><text:span text:style-name="T18">fr</text:span><text:span text:style-name="T18">am</text:span><text:span text:style-name="T18">e </text:span><text:span text:style-name="T18">po</text:span><text:span text:style-name="T18">p </text:span></text:p>
          </draw:text-box>
        </draw:frame>
        <draw:custom-shape draw:style-name="gr9" draw:text-style-name="P34" draw:layer="layout" svg:width="3.5cm" svg:height="1.5cm" svg:x="7.5cm" svg:y="3.5cm">
          <text:p text:style-name="P29"><text:span text:style-name="T19">Task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11.459cm" svg:y1="4cm" svg:x2="12.959cm" svg:y2="4cm">
          <text:p/>
        </draw:line>
        <draw:line draw:style-name="gr13" draw:text-style-name="P16" draw:layer="layout" svg:x1="11.459cm" svg:y1="4.5cm" svg:x2="12.959cm" svg:y2="4.479cm">
          <text:p/>
        </draw:line>
        <draw:line draw:style-name="gr11" draw:text-style-name="P12" draw:layer="layout" svg:x1="11.459cm" svg:y1="3.532cm" svg:x2="13.459cm" svg:y2="3.5cm">
          <text:p/>
        </draw:line>
        <draw:line draw:style-name="gr13" draw:text-style-name="P16" draw:layer="layout" svg:x1="11.459cm" svg:y1="5cm" svg:x2="13.459cm" svg:y2="5cm">
          <text:p/>
        </draw:line>
        <draw:line draw:style-name="gr36" draw:text-style-name="P35" draw:layer="layout" svg:x1="11.459cm" svg:y1="3.5cm" svg:x2="12.459cm" svg:y2="3.5cm">
          <text:p/>
        </draw:line>
        <draw:line draw:style-name="gr36" draw:text-style-name="P35" draw:layer="layout" svg:x1="11.959cm" svg:y1="4cm" svg:x2="13.459cm" svg:y2="4cm">
          <text:p/>
        </draw:line>
        <draw:line draw:style-name="gr36" draw:text-style-name="P35" draw:layer="layout" svg:x1="11.459cm" svg:y1="4.5cm" svg:x2="12.459cm" svg:y2="4.5cm">
          <text:p/>
        </draw:line>
        <draw:line draw:style-name="gr36" draw:text-style-name="P35" draw:layer="layout" svg:x1="12.459cm" svg:y1="5cm" svg:x2="12.959cm" svg:y2="5cm">
          <text:p/>
        </draw:line>
        <draw:frame draw:style-name="gr30" draw:text-style-name="P22" draw:layer="layout" svg:width="1.988cm" svg:height="1.318cm" svg:x="16.512cm" svg:y="4.682cm">
          <draw:text-box>
            <text:p><text:span text:style-name="T14"><text:s/></text:span><text:span text:style-name="T16"><text:s/></text:span><text:span text:style-name="T17"/><text:span text:style-name="T17"/></text:p>
          </draw:text-box>
        </draw:frame>
        <draw:line draw:style-name="gr38" draw:text-style-name="P35" draw:layer="layout" svg:x1="14cm" svg:y1="4cm" svg:x2="17cm" svg:y2="5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are <text:span text:style-name="T5">P</text:span><text:span text:style-name="T5">O</text:span><text:span text:style-name="T5">P</text:span>PED when complete. The next task in the stack is now the 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 task.</text:p>
          </draw:text-box>
        </draw:frame>
        <draw:custom-shape draw:style-name="gr33" draw:text-style-name="P8" draw:layer="layout" svg:width="27cm" svg:height="2.5cm" svg:x="0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4" draw:layer="layout" svg:width="3.5cm" svg:height="1.5cm" svg:x="1cm" svg:y="7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4.388cm" svg:height="0.725cm" svg:x="23cm" svg:y="6.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line draw:style-name="gr7" draw:text-style-name="P12" draw:layer="layout" svg:x1="5cm" svg:y1="7cm" svg:x2="6.5cm" svg:y2="7cm">
          <text:p/>
        </draw:line>
        <draw:line draw:style-name="gr7" draw:text-style-name="P12" draw:layer="layout" svg:x1="5cm" svg:y1="7.5cm" svg:x2="7.5cm" svg:y2="7.5cm">
          <text:p/>
        </draw:line>
        <draw:line draw:style-name="gr7" draw:text-style-name="P12" draw:layer="layout" svg:x1="5cm" svg:y1="8cm" svg:x2="7cm" svg:y2="8cm">
          <text:p/>
        </draw:line>
        <draw:line draw:style-name="gr7" draw:text-style-name="P12" draw:layer="layout" svg:x1="5cm" svg:y1="8.5cm" svg:x2="7.5cm" svg:y2="8.5cm">
          <text:p/>
        </draw:line>
        <draw:custom-shape draw:style-name="gr5" draw:text-style-name="P30" draw:layer="layout" svg:width="3.5cm" svg:height="1.5cm" svg:x="1cm" svg:y="7cm">
          <text:p text:style-name="P29"><text:span text:style-name="T19">Task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8" draw:layer="layout" svg:width="3.465cm" svg:height="0.746cm" svg:x="1.5cm" svg:y="3.5cm">
          <draw:text-box>
            <text:p><text:span text:style-name="T18">fr</text:span><text:span text:style-name="T18">am</text:span><text:span text:style-name="T18">e </text:span><text:span text:style-name="T18">po</text:span><text:span text:style-name="T18">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And even while each frame of context is sequential<text:line-break/><text:span text:style-name="T20">in </text:span><text:span text:style-name="T20">m</text:span><text:span text:style-name="T20">y </text:span><text:span text:style-name="T20">h</text:span><text:span text:style-name="T20">e</text:span><text:span text:style-name="T20">a</text:span><text:span text:style-name="T20">d</text:span><text:span text:style-name="T20">..</text:span><text:span text:style-name="T20">.</text:span></text:p>
          </draw:text-box>
        </draw:frame>
        <draw:custom-shape draw:style-name="gr23" draw:text-style-name="P8" draw:layer="layout" svg:width="27cm" svg:height="0.5cm" svg:x="0.5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388cm" svg:height="0.725cm" svg:x="23.112cm" svg:y="5.725cm">
          <draw:text-box>
            <text:p><text:span text:style-name="T9">My </text:span><text:span text:style-name="T9">Me</text:span><text:span text:style-name="T9">mor</text:span><text:span text:style-name="T9">y </text:span><text:span text:style-name="T9">cap</text:span><text:span text:style-name="T9">acit</text:span><text:span text:style-name="T9">y</text:span></text:p>
          </draw:text-box>
        </draw:frame>
        <draw:custom-shape draw:style-name="gr29" draw:text-style-name="P26" draw:layer="layout" svg:width="1.5cm" svg:height="9.5cm" svg:x="0.5cm" svg:y="6cm">
          <text:p text:style-name="P25"><text:span text:style-name="T14">St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0.5cm" svg:height="0.269cm" svg:x="1cm" svg:y="7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7.47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8.013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8.55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7cm" svg:x="1cm" svg:y="9.0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9.62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10.168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cm" svg:y="10.706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1.47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2.013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2.55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7cm" svg:x="1.001cm" svg:y="13.0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3.62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4.168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.001cm" svg:y="14.706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draw:layer="layout" svg:width="0.5cm" svg:height="0.269cm" svg:x="1cm" svg:y="6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Reality is rarely sequential.</text:p>
          </draw:text-box>
        </draw:frame>
        <draw:custom-shape draw:style-name="gr24" draw:text-style-name="P31" draw:layer="layout" svg:width="0.5cm" svg:height="0.269cm" svg:x="11.501cm" svg:y="5.52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6.5cm" svg:y="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7.5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3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4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7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.5cm" svg:y="5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8.372cm" svg:y="5.792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.5cm" svg:y="4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9cm" svg:y="4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7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3cm" svg:y="7.43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8.5cm" svg:y="6.43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7.93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.872cm" svg:y="8.2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7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5.5cm" svg:y="6.439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8.501cm" svg:y="8.256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3.5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.5cm" svg:y="10.46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20.5cm" svg:y="9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9cm" svg:y="6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24cm" svg:y="10.46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22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25.372cm" svg:y="8.523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22.5cm" svg:y="6.962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cm" svg:y="6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12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10.17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.5cm" svg:y="9.17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9cm" svg:y="10.67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21.872cm" svg:y="10.962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8cm" svg:y="9.731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.5cm" svg:y="9.17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Tasks that are pushed are actually CHILD tasks of the current task.</text:p>
          </draw:text-box>
        </draw:frame>
        <draw:frame draw:style-name="gr32" draw:text-style-name="P28" draw:layer="layout" svg:width="3.762cm" svg:height="0.746cm" svg:x="1.5cm" svg:y="3.518cm">
          <draw:text-box>
            <text:p><text:span text:style-name="T18">fr</text:span><text:span text:style-name="T18">am</text:span><text:span text:style-name="T18">e </text:span><text:span text:style-name="T18">pu</text:span><text:span text:style-name="T18">sh </text:span></text:p>
          </draw:text-box>
        </draw:frame>
        <draw:line draw:style-name="gr39" draw:text-style-name="P35" draw:layer="layout" svg:x1="6.5cm" svg:y1="4cm" svg:x2="10cm" svg:y2="4cm">
          <text:p/>
        </draw:line>
        <draw:custom-shape draw:style-name="gr25" draw:text-style-name="P30" draw:layer="layout" svg:width="0.5cm" svg:height="0.269cm" svg:x="10.479cm" svg:y="3.444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5cm" svg:height="0.269cm" svg:x="11.5cm" svg:y="4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5" draw:layer="layout" svg:x1="10.979cm" svg:y1="3.713cm" svg:x2="11.479cm" svg:y2="4.713cm">
          <text:p/>
        </draw:line>
        <draw:custom-shape draw:style-name="gr27" draw:text-style-name="P15" draw:layer="layout" svg:width="0.5cm" svg:height="0.269cm" svg:x="5.262cm" svg:y="3.731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3.762cm" svg:height="0.746cm" svg:x="1.5cm" svg:y="8.254cm">
          <draw:text-box>
            <text:p><text:span text:style-name="T18">fr</text:span><text:span text:style-name="T18">am</text:span><text:span text:style-name="T18">e </text:span><text:span text:style-name="T18">pu</text:span><text:span text:style-name="T18">sh </text:span></text:p>
          </draw:text-box>
        </draw:frame>
        <draw:custom-shape draw:style-name="gr41" draw:text-style-name="P15" draw:layer="layout" svg:width="0.5cm" svg:height="0.269cm" svg:x="5.262cm" svg:y="8.46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5" draw:layer="layout" svg:x1="6.5cm" svg:y1="8.556cm" svg:x2="10cm" svg:y2="8.556cm">
          <text:p/>
        </draw:line>
        <draw:custom-shape draw:style-name="gr25" draw:text-style-name="P30" draw:layer="layout" svg:width="0.5cm" svg:height="0.269cm" svg:x="10.479cm" svg:y="8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5cm" svg:height="0.269cm" svg:x="11.5cm" svg:y="9.287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5" draw:layer="layout" svg:x1="10.979cm" svg:y1="8.269cm" svg:x2="11.479cm" svg:y2="9.269cm">
          <text:p/>
        </draw:line>
        <draw:custom-shape draw:style-name="gr41" draw:text-style-name="P15" draw:layer="layout" svg:width="0.5cm" svg:height="0.269cm" svg:x="12.5cm" svg:y="10.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5" draw:layer="layout" svg:x1="12cm" svg:y1="9.5cm" svg:x2="12.5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Resulting in a tree of tasks, <text:span text:style-name="T20">B</text:span><text:span text:style-name="T20">U</text:span><text:span text:style-name="T20">T</text:span> only one task is CURRENT at any given time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5.5cm" svg:y="10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49" draw:text-style-name="P35" draw:layer="layout" svg:x1="13.5cm" svg:y1="9.5cm" svg:x2="15.5cm" svg:y2="10.769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a task is POPPED, my new current task is the immediate parent.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5.5cm" svg:y="10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49" draw:text-style-name="P35" draw:layer="layout" svg:x1="13.5cm" svg:y1="9.5cm" svg:x2="15.5cm" svg:y2="10.769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8" draw:layer="layout" svg:width="3.465cm" svg:height="0.746cm" svg:x="1.501cm" svg:y="3.5cm">
          <draw:text-box>
            <text:p><text:span text:style-name="T18">fr</text:span><text:span text:style-name="T18">am</text:span><text:span text:style-name="T18">e </text:span><text:span text:style-name="T18">po</text:span><text:span text:style-name="T18">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When a task is POPPED, my new current task is the immediate parent.<text:line-break/>Like This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42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8" draw:layer="layout" svg:width="3.465cm" svg:height="0.746cm" svg:x="1.501cm" svg:y="3.5cm">
          <draw:text-box>
            <text:p><text:span text:style-name="T18">fr</text:span><text:span text:style-name="T18">am</text:span><text:span text:style-name="T18">e </text:span><text:span text:style-name="T18">po</text:span><text:span text:style-name="T18">p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 manually select a child task if my current task has any children.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frame draw:style-name="gr32" draw:text-style-name="P28" draw:layer="layout" svg:width="3.762cm" svg:height="0.746cm" svg:x="1.501cm" svg:y="3.5cm">
          <draw:text-box>
            <text:p><text:span text:style-name="T18">fr</text:span><text:span text:style-name="T18">am</text:span><text:span text:style-name="T18">e </text:span><text:span text:style-name="T18">do</text:span><text:span text:style-name="T18">wn </text:span></text:p>
          </draw:text-box>
        </draw:frame>
        <draw:custom-shape draw:style-name="gr42" draw:text-style-name="P31" draw:layer="layout" svg:width="0.5cm" svg:height="0.269cm" svg:x="5cm" svg:y="3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My tree is organised by some major tasks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6" draw:layer="layout" svg:width="1.264cm" svg:height="0.624cm" svg:x="13cm" svg:y="6.338cm">
          <draw:text-box>
            <text:p><text:span text:style-name="T21">root</text:span></text:p>
          </draw:text-box>
        </draw:frame>
        <draw:frame draw:style-name="gr54" draw:text-style-name="P36" draw:layer="layout" svg:width="1.455cm" svg:height="0.624cm" svg:x="14.5cm" svg:y="7.5cm">
          <draw:text-box>
            <text:p><text:span text:style-name="T21">admi</text:span><text:span text:style-name="T21">n</text:span></text:p>
          </draw:text-box>
        </draw:frame>
        <draw:frame draw:style-name="gr54" draw:text-style-name="P36" draw:layer="layout" svg:width="1.455cm" svg:height="0.624cm" svg:x="15.5cm" svg:y="8.5cm">
          <draw:text-box>
            <text:p><text:span text:style-name="T21">Taxe</text:span><text:span text:style-name="T21">s</text:span></text:p>
          </draw:text-box>
        </draw:frame>
        <draw:frame draw:style-name="gr55" draw:text-style-name="P36" draw:layer="layout" svg:width="2.788cm" svg:height="0.624cm" svg:x="17cm" svg:y="9.5cm">
          <draw:text-box>
            <text:p><text:span text:style-name="T21">Retu</text:span><text:span text:style-name="T21">rns </text:span><text:span text:style-name="T21">2023</text:span></text:p>
          </draw:text-box>
        </draw:frame>
        <draw:frame draw:style-name="gr53" draw:text-style-name="P36" draw:layer="layout" svg:width="1.264cm" svg:height="0.624cm" svg:x="13.736cm" svg:y="9.5cm">
          <draw:text-box>
            <text:p><text:span text:style-name="T21">Rent</text:span></text:p>
          </draw:text-box>
        </draw:frame>
        <draw:frame draw:style-name="gr56" draw:text-style-name="P36" draw:layer="layout" svg:width="4.122cm" svg:height="0.624cm" svg:x="14.87cm" svg:y="11cm">
          <draw:text-box>
            <text:p><text:span text:style-name="T21">Nego</text:span><text:span text:style-name="T21">tiat</text:span><text:span text:style-name="T21">e </text:span><text:span text:style-name="T21">new </text:span><text:span text:style-name="T21">leas</text:span><text:span text:style-name="T21">e</text:span></text:p>
          </draw:text-box>
        </draw:frame>
        <draw:frame draw:style-name="gr57" draw:text-style-name="P36" draw:layer="layout" svg:width="1.836cm" svg:height="0.624cm" svg:x="9.664cm" svg:y="7.876cm">
          <draw:text-box>
            <text:p><text:span text:style-name="T21">Webs</text:span><text:span text:style-name="T21">ite</text:span></text:p>
          </draw:text-box>
        </draw:frame>
        <draw:frame draw:style-name="gr55" draw:text-style-name="P36" draw:layer="layout" svg:width="2.788cm" svg:height="0.624cm" svg:x="7.212cm" svg:y="9cm">
          <draw:text-box>
            <text:p><text:span text:style-name="T21">Redo </text:span><text:span text:style-name="T21">Pale</text:span><text:span text:style-name="T21">tte</text:span></text:p>
          </draw:text-box>
        </draw:frame>
        <draw:frame draw:style-name="gr58" draw:text-style-name="P36" draw:layer="layout" svg:width="2.026cm" svg:height="0.624cm" svg:x="9cm" svg:y="10.231cm">
          <draw:text-box>
            <text:p><text:span text:style-name="T21">Add </text:span><text:span text:style-name="T21">copy</text:span></text:p>
          </draw:text-box>
        </draw:frame>
        <draw:frame draw:style-name="gr59" draw:text-style-name="P36" draw:layer="layout" svg:width="4.503cm" svg:height="0.624cm" svg:x="8.5cm" svg:y="11.876cm">
          <draw:text-box>
            <text:p><text:span text:style-name="T21">Ask </text:span><text:span text:style-name="T21">lawy</text:span><text:span text:style-name="T21">er </text:span><text:span text:style-name="T21">abou</text:span><text:span text:style-name="T21">t </text:span><text:span text:style-name="T21">co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lets me switch frames when I need to.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6" draw:layer="layout" svg:width="1.264cm" svg:height="0.624cm" svg:x="13cm" svg:y="6.338cm">
          <draw:text-box>
            <text:p><text:span text:style-name="T21">root</text:span></text:p>
          </draw:text-box>
        </draw:frame>
        <draw:frame draw:style-name="gr54" draw:text-style-name="P36" draw:layer="layout" svg:width="1.455cm" svg:height="0.624cm" svg:x="14.5cm" svg:y="7.5cm">
          <draw:text-box>
            <text:p><text:span text:style-name="T21">admi</text:span><text:span text:style-name="T21">n</text:span></text:p>
          </draw:text-box>
        </draw:frame>
        <draw:frame draw:style-name="gr54" draw:text-style-name="P36" draw:layer="layout" svg:width="1.455cm" svg:height="0.624cm" svg:x="15.5cm" svg:y="8.5cm">
          <draw:text-box>
            <text:p><text:span text:style-name="T21">Taxe</text:span><text:span text:style-name="T21">s</text:span></text:p>
          </draw:text-box>
        </draw:frame>
        <draw:frame draw:style-name="gr55" draw:text-style-name="P36" draw:layer="layout" svg:width="2.788cm" svg:height="0.624cm" svg:x="17cm" svg:y="9.5cm">
          <draw:text-box>
            <text:p><text:span text:style-name="T21">Retu</text:span><text:span text:style-name="T21">rns </text:span><text:span text:style-name="T21">2023</text:span></text:p>
          </draw:text-box>
        </draw:frame>
        <draw:frame draw:style-name="gr53" draw:text-style-name="P36" draw:layer="layout" svg:width="1.264cm" svg:height="0.624cm" svg:x="13.736cm" svg:y="9.5cm">
          <draw:text-box>
            <text:p><text:span text:style-name="T21">Rent</text:span></text:p>
          </draw:text-box>
        </draw:frame>
        <draw:frame draw:style-name="gr56" draw:text-style-name="P36" draw:layer="layout" svg:width="4.122cm" svg:height="0.624cm" svg:x="14.87cm" svg:y="11cm">
          <draw:text-box>
            <text:p><text:span text:style-name="T21">Nego</text:span><text:span text:style-name="T21">tiat</text:span><text:span text:style-name="T21">e </text:span><text:span text:style-name="T21">new </text:span><text:span text:style-name="T21">leas</text:span><text:span text:style-name="T21">e</text:span></text:p>
          </draw:text-box>
        </draw:frame>
        <draw:frame draw:style-name="gr57" draw:text-style-name="P36" draw:layer="layout" svg:width="1.836cm" svg:height="0.624cm" svg:x="9.664cm" svg:y="7.876cm">
          <draw:text-box>
            <text:p><text:span text:style-name="T21">Webs</text:span><text:span text:style-name="T21">ite</text:span></text:p>
          </draw:text-box>
        </draw:frame>
        <draw:frame draw:style-name="gr55" draw:text-style-name="P36" draw:layer="layout" svg:width="2.788cm" svg:height="0.624cm" svg:x="7.212cm" svg:y="9cm">
          <draw:text-box>
            <text:p><text:span text:style-name="T21">Redo </text:span><text:span text:style-name="T21">Pale</text:span><text:span text:style-name="T21">tte</text:span></text:p>
          </draw:text-box>
        </draw:frame>
        <draw:frame draw:style-name="gr58" draw:text-style-name="P36" draw:layer="layout" svg:width="2.026cm" svg:height="0.624cm" svg:x="9cm" svg:y="10.231cm">
          <draw:text-box>
            <text:p><text:span text:style-name="T21">Add </text:span><text:span text:style-name="T21">copy</text:span></text:p>
          </draw:text-box>
        </draw:frame>
        <draw:frame draw:style-name="gr59" draw:text-style-name="P36" draw:layer="layout" svg:width="4.503cm" svg:height="0.624cm" svg:x="8.5cm" svg:y="11.876cm">
          <draw:text-box>
            <text:p><text:span text:style-name="T21">Ask </text:span><text:span text:style-name="T21">lawy</text:span><text:span text:style-name="T21">er </text:span><text:span text:style-name="T21">abou</text:span><text:span text:style-name="T21">t </text:span><text:span text:style-name="T21">copy</text:span></text:p>
          </draw:text-box>
        </draw:frame>
        <draw:frame draw:style-name="gr60" draw:text-style-name="P28" draw:layer="layout" svg:width="12.652cm" svg:height="0.746cm" svg:x="1.5cm" svg:y="4.5cm">
          <draw:text-box>
            <text:p><text:span text:style-name="T18">fr</text:span><text:span text:style-name="T18">am</text:span><text:span text:style-name="T18">e </text:span><text:span text:style-name="T18">sw</text:span><text:span text:style-name="T18">it</text:span><text:span text:style-name="T18">ch </text:span><text:span text:style-name="T18">‘r</text:span><text:span text:style-name="T18">oo</text:span><text:span text:style-name="T18">t/</text:span><text:span text:style-name="T18">we</text:span><text:span text:style-name="T18">bs</text:span><text:span text:style-name="T18">it</text:span><text:span text:style-name="T18">e/</text:span><text:span text:style-name="T18">Re</text:span><text:span text:style-name="T18">do </text:span><text:span text:style-name="T18">Pa</text:span><text:span text:style-name="T18">le</text:span><text:span text:style-name="T18">tt</text:span><text:span text:style-name="T18">e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7">Frame lets me switch frames when I need to.<text:line-break/>(See the switch?)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6" draw:layer="layout" svg:width="1.264cm" svg:height="0.624cm" svg:x="13cm" svg:y="6.338cm">
          <draw:text-box>
            <text:p><text:span text:style-name="T21">root</text:span></text:p>
          </draw:text-box>
        </draw:frame>
        <draw:frame draw:style-name="gr54" draw:text-style-name="P36" draw:layer="layout" svg:width="1.455cm" svg:height="0.624cm" svg:x="14.5cm" svg:y="7.5cm">
          <draw:text-box>
            <text:p><text:span text:style-name="T21">admi</text:span><text:span text:style-name="T21">n</text:span></text:p>
          </draw:text-box>
        </draw:frame>
        <draw:frame draw:style-name="gr54" draw:text-style-name="P36" draw:layer="layout" svg:width="1.455cm" svg:height="0.624cm" svg:x="15.5cm" svg:y="8.5cm">
          <draw:text-box>
            <text:p><text:span text:style-name="T21">Taxe</text:span><text:span text:style-name="T21">s</text:span></text:p>
          </draw:text-box>
        </draw:frame>
        <draw:frame draw:style-name="gr55" draw:text-style-name="P36" draw:layer="layout" svg:width="2.788cm" svg:height="0.624cm" svg:x="17cm" svg:y="9.5cm">
          <draw:text-box>
            <text:p><text:span text:style-name="T21">Retu</text:span><text:span text:style-name="T21">rns </text:span><text:span text:style-name="T21">2023</text:span></text:p>
          </draw:text-box>
        </draw:frame>
        <draw:frame draw:style-name="gr53" draw:text-style-name="P36" draw:layer="layout" svg:width="1.264cm" svg:height="0.624cm" svg:x="13.736cm" svg:y="9.5cm">
          <draw:text-box>
            <text:p><text:span text:style-name="T21">Rent</text:span></text:p>
          </draw:text-box>
        </draw:frame>
        <draw:frame draw:style-name="gr56" draw:text-style-name="P36" draw:layer="layout" svg:width="4.122cm" svg:height="0.624cm" svg:x="14.87cm" svg:y="11cm">
          <draw:text-box>
            <text:p><text:span text:style-name="T21">Nego</text:span><text:span text:style-name="T21">tiat</text:span><text:span text:style-name="T21">e </text:span><text:span text:style-name="T21">new </text:span><text:span text:style-name="T21">leas</text:span><text:span text:style-name="T21">e</text:span></text:p>
          </draw:text-box>
        </draw:frame>
        <draw:frame draw:style-name="gr57" draw:text-style-name="P36" draw:layer="layout" svg:width="1.836cm" svg:height="0.624cm" svg:x="9.664cm" svg:y="7.876cm">
          <draw:text-box>
            <text:p><text:span text:style-name="T21">Webs</text:span><text:span text:style-name="T21">ite</text:span></text:p>
          </draw:text-box>
        </draw:frame>
        <draw:frame draw:style-name="gr55" draw:text-style-name="P36" draw:layer="layout" svg:width="2.788cm" svg:height="0.624cm" svg:x="7.212cm" svg:y="9cm">
          <draw:text-box>
            <text:p><text:span text:style-name="T21">Redo </text:span><text:span text:style-name="T21">Pale</text:span><text:span text:style-name="T21">tte</text:span></text:p>
          </draw:text-box>
        </draw:frame>
        <draw:frame draw:style-name="gr58" draw:text-style-name="P36" draw:layer="layout" svg:width="2.026cm" svg:height="0.624cm" svg:x="9cm" svg:y="10.231cm">
          <draw:text-box>
            <text:p><text:span text:style-name="T21">Add </text:span><text:span text:style-name="T21">copy</text:span></text:p>
          </draw:text-box>
        </draw:frame>
        <draw:frame draw:style-name="gr59" draw:text-style-name="P36" draw:layer="layout" svg:width="4.503cm" svg:height="0.624cm" svg:x="8.5cm" svg:y="11.876cm">
          <draw:text-box>
            <text:p><text:span text:style-name="T21">Ask </text:span><text:span text:style-name="T21">lawy</text:span><text:span text:style-name="T21">er </text:span><text:span text:style-name="T21">abou</text:span><text:span text:style-name="T21">t </text:span><text:span text:style-name="T21">copy</text:span></text:p>
          </draw:text-box>
        </draw:frame>
        <draw:frame draw:style-name="gr60" draw:text-style-name="P28" draw:layer="layout" svg:width="12.652cm" svg:height="0.746cm" svg:x="1.5cm" svg:y="4.5cm">
          <draw:text-box>
            <text:p><text:span text:style-name="T18">fr</text:span><text:span text:style-name="T18">am</text:span><text:span text:style-name="T18">e </text:span><text:span text:style-name="T18">sw</text:span><text:span text:style-name="T18">it</text:span><text:span text:style-name="T18">ch </text:span><text:span text:style-name="T18">‘r</text:span><text:span text:style-name="T18">oo</text:span><text:span text:style-name="T18">t/</text:span><text:span text:style-name="T18">we</text:span><text:span text:style-name="T18">bs</text:span><text:span text:style-name="T18">it</text:span><text:span text:style-name="T18">e/</text:span><text:span text:style-name="T18">Re</text:span><text:span text:style-name="T18">do </text:span><text:span text:style-name="T18">Pa</text:span><text:span text:style-name="T18">le</text:span><text:span text:style-name="T18">tt</text:span><text:span text:style-name="T18">e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HELPS me switch back by remembering which frame I was last in, within each subtree.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6" draw:layer="layout" svg:width="1.264cm" svg:height="0.624cm" svg:x="13cm" svg:y="6.338cm">
          <draw:text-box>
            <text:p><text:span text:style-name="T21">root</text:span></text:p>
          </draw:text-box>
        </draw:frame>
        <draw:frame draw:style-name="gr54" draw:text-style-name="P36" draw:layer="layout" svg:width="1.455cm" svg:height="0.624cm" svg:x="14.5cm" svg:y="7.5cm">
          <draw:text-box>
            <text:p><text:span text:style-name="T21">admi</text:span><text:span text:style-name="T21">n</text:span></text:p>
          </draw:text-box>
        </draw:frame>
        <draw:frame draw:style-name="gr54" draw:text-style-name="P36" draw:layer="layout" svg:width="1.455cm" svg:height="0.624cm" svg:x="15.5cm" svg:y="8.5cm">
          <draw:text-box>
            <text:p><text:span text:style-name="T21">Taxe</text:span><text:span text:style-name="T21">s</text:span></text:p>
          </draw:text-box>
        </draw:frame>
        <draw:frame draw:style-name="gr55" draw:text-style-name="P36" draw:layer="layout" svg:width="2.788cm" svg:height="0.624cm" svg:x="17cm" svg:y="9.5cm">
          <draw:text-box>
            <text:p><text:span text:style-name="T21">Retu</text:span><text:span text:style-name="T21">rns </text:span><text:span text:style-name="T21">2023</text:span></text:p>
          </draw:text-box>
        </draw:frame>
        <draw:frame draw:style-name="gr53" draw:text-style-name="P36" draw:layer="layout" svg:width="1.264cm" svg:height="0.624cm" svg:x="13.736cm" svg:y="9.5cm">
          <draw:text-box>
            <text:p><text:span text:style-name="T21">Rent</text:span></text:p>
          </draw:text-box>
        </draw:frame>
        <draw:frame draw:style-name="gr56" draw:text-style-name="P36" draw:layer="layout" svg:width="4.122cm" svg:height="0.624cm" svg:x="14.87cm" svg:y="11cm">
          <draw:text-box>
            <text:p><text:span text:style-name="T21">Nego</text:span><text:span text:style-name="T21">tiat</text:span><text:span text:style-name="T21">e </text:span><text:span text:style-name="T21">new </text:span><text:span text:style-name="T21">leas</text:span><text:span text:style-name="T21">e</text:span></text:p>
          </draw:text-box>
        </draw:frame>
        <draw:frame draw:style-name="gr57" draw:text-style-name="P36" draw:layer="layout" svg:width="1.836cm" svg:height="0.624cm" svg:x="9.664cm" svg:y="7.876cm">
          <draw:text-box>
            <text:p><text:span text:style-name="T21">Webs</text:span><text:span text:style-name="T21">ite</text:span></text:p>
          </draw:text-box>
        </draw:frame>
        <draw:frame draw:style-name="gr55" draw:text-style-name="P36" draw:layer="layout" svg:width="2.788cm" svg:height="0.624cm" svg:x="7.212cm" svg:y="9cm">
          <draw:text-box>
            <text:p><text:span text:style-name="T21">Redo </text:span><text:span text:style-name="T21">Pale</text:span><text:span text:style-name="T21">tte</text:span></text:p>
          </draw:text-box>
        </draw:frame>
        <draw:frame draw:style-name="gr58" draw:text-style-name="P36" draw:layer="layout" svg:width="2.026cm" svg:height="0.624cm" svg:x="9cm" svg:y="10.231cm">
          <draw:text-box>
            <text:p><text:span text:style-name="T21">Add </text:span><text:span text:style-name="T21">copy</text:span></text:p>
          </draw:text-box>
        </draw:frame>
        <draw:frame draw:style-name="gr59" draw:text-style-name="P36" draw:layer="layout" svg:width="4.503cm" svg:height="0.624cm" svg:x="8.5cm" svg:y="11.876cm">
          <draw:text-box>
            <text:p><text:span text:style-name="T21">Ask </text:span><text:span text:style-name="T21">lawy</text:span><text:span text:style-name="T21">er </text:span><text:span text:style-name="T21">abou</text:span><text:span text:style-name="T21">t </text:span><text:span text:style-name="T21">copy</text:span></text:p>
          </draw:text-box>
        </draw:frame>
        <draw:frame draw:style-name="gr61" draw:text-style-name="P28" draw:layer="layout" svg:width="8.207cm" svg:height="0.746cm" svg:x="1.5cm" svg:y="4.5cm">
          <draw:text-box>
            <text:p><text:span text:style-name="T18">fr</text:span><text:span text:style-name="T18">am</text:span><text:span text:style-name="T18">e </text:span><text:span text:style-name="T18">sw</text:span><text:span text:style-name="T18">it</text:span><text:span text:style-name="T18">ch </text:span><text:span text:style-name="T18">‘r</text:span><text:span text:style-name="T18">oo</text:span><text:span text:style-name="T18">t/</text:span><text:span text:style-name="T18">ad</text:span><text:span text:style-name="T18">mi</text:span><text:span text:style-name="T18">n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7">Frame HELPS me switch back by remembering which frame I was last in, within each subtree.<text:line-break/>(See the switch?)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6" draw:layer="layout" svg:width="1.264cm" svg:height="0.624cm" svg:x="13cm" svg:y="6.338cm">
          <draw:text-box>
            <text:p><text:span text:style-name="T21">root</text:span></text:p>
          </draw:text-box>
        </draw:frame>
        <draw:frame draw:style-name="gr54" draw:text-style-name="P36" draw:layer="layout" svg:width="1.455cm" svg:height="0.624cm" svg:x="14.5cm" svg:y="7.5cm">
          <draw:text-box>
            <text:p><text:span text:style-name="T21">admi</text:span><text:span text:style-name="T21">n</text:span></text:p>
          </draw:text-box>
        </draw:frame>
        <draw:frame draw:style-name="gr54" draw:text-style-name="P36" draw:layer="layout" svg:width="1.455cm" svg:height="0.624cm" svg:x="15.5cm" svg:y="8.5cm">
          <draw:text-box>
            <text:p><text:span text:style-name="T21">Taxe</text:span><text:span text:style-name="T21">s</text:span></text:p>
          </draw:text-box>
        </draw:frame>
        <draw:frame draw:style-name="gr55" draw:text-style-name="P36" draw:layer="layout" svg:width="2.788cm" svg:height="0.624cm" svg:x="17cm" svg:y="9.5cm">
          <draw:text-box>
            <text:p><text:span text:style-name="T21">Retu</text:span><text:span text:style-name="T21">rns </text:span><text:span text:style-name="T21">2023</text:span></text:p>
          </draw:text-box>
        </draw:frame>
        <draw:frame draw:style-name="gr53" draw:text-style-name="P36" draw:layer="layout" svg:width="1.264cm" svg:height="0.624cm" svg:x="13.736cm" svg:y="9.5cm">
          <draw:text-box>
            <text:p><text:span text:style-name="T21">Rent</text:span></text:p>
          </draw:text-box>
        </draw:frame>
        <draw:frame draw:style-name="gr56" draw:text-style-name="P36" draw:layer="layout" svg:width="4.122cm" svg:height="0.624cm" svg:x="14.87cm" svg:y="11cm">
          <draw:text-box>
            <text:p><text:span text:style-name="T21">Nego</text:span><text:span text:style-name="T21">tiat</text:span><text:span text:style-name="T21">e </text:span><text:span text:style-name="T21">new </text:span><text:span text:style-name="T21">leas</text:span><text:span text:style-name="T21">e</text:span></text:p>
          </draw:text-box>
        </draw:frame>
        <draw:frame draw:style-name="gr57" draw:text-style-name="P36" draw:layer="layout" svg:width="1.836cm" svg:height="0.624cm" svg:x="9.664cm" svg:y="7.876cm">
          <draw:text-box>
            <text:p><text:span text:style-name="T21">Webs</text:span><text:span text:style-name="T21">ite</text:span></text:p>
          </draw:text-box>
        </draw:frame>
        <draw:frame draw:style-name="gr55" draw:text-style-name="P36" draw:layer="layout" svg:width="2.788cm" svg:height="0.624cm" svg:x="7.212cm" svg:y="9cm">
          <draw:text-box>
            <text:p><text:span text:style-name="T21">Redo </text:span><text:span text:style-name="T21">Pale</text:span><text:span text:style-name="T21">tte</text:span></text:p>
          </draw:text-box>
        </draw:frame>
        <draw:frame draw:style-name="gr58" draw:text-style-name="P36" draw:layer="layout" svg:width="2.026cm" svg:height="0.624cm" svg:x="9cm" svg:y="10.231cm">
          <draw:text-box>
            <text:p><text:span text:style-name="T21">Add </text:span><text:span text:style-name="T21">copy</text:span></text:p>
          </draw:text-box>
        </draw:frame>
        <draw:frame draw:style-name="gr59" draw:text-style-name="P36" draw:layer="layout" svg:width="4.503cm" svg:height="0.624cm" svg:x="8.5cm" svg:y="11.876cm">
          <draw:text-box>
            <text:p><text:span text:style-name="T21">Ask </text:span><text:span text:style-name="T21">lawy</text:span><text:span text:style-name="T21">er </text:span><text:span text:style-name="T21">abou</text:span><text:span text:style-name="T21">t </text:span><text:span text:style-name="T21">copy</text:span></text:p>
          </draw:text-box>
        </draw:frame>
        <draw:frame draw:style-name="gr61" draw:text-style-name="P28" draw:layer="layout" svg:width="8.207cm" svg:height="0.746cm" svg:x="1.5cm" svg:y="4.5cm">
          <draw:text-box>
            <text:p><text:span text:style-name="T18">fr</text:span><text:span text:style-name="T18">am</text:span><text:span text:style-name="T18">e </text:span><text:span text:style-name="T18">sw</text:span><text:span text:style-name="T18">it</text:span><text:span text:style-name="T18">ch </text:span><text:span text:style-name="T18">‘r</text:span><text:span text:style-name="T18">oo</text:span><text:span text:style-name="T18">t/</text:span><text:span text:style-name="T18">ad</text:span><text:span text:style-name="T18">mi</text:span><text:span text:style-name="T18">n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t doesn’t matter which descendent of “admin” I was in, I will be returned to the correct one when I switch back to “root/admin”</text:p>
          </draw:text-box>
        </draw:frame>
        <draw:custom-shape draw:style-name="gr24" draw:text-style-name="P31" draw:layer="layout" svg:width="0.5cm" svg:height="0.269cm" svg:x="12.5cm" svg:y="6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4cm" svg:y="7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.5cm" svg:y="8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5cm" svg:y="8.73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1cm" svg:y="10.2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2cm" svg:y="11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0cm" svg:y="9cm">
          <text:p text:style-name="P29"><text:span text:style-name="T19"><text:s/>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5cm" svg:height="0.269cm" svg:x="16.5cm" svg:y="9.731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5" draw:layer="layout" svg:x1="12.5cm" svg:y1="7cm" svg:x2="12cm" svg:y2="8cm">
          <text:p/>
        </draw:line>
        <draw:line draw:style-name="gr44" draw:text-style-name="P35" draw:layer="layout" svg:x1="13cm" svg:y1="7cm" svg:x2="14cm" svg:y2="7.5cm">
          <text:p/>
        </draw:line>
        <draw:line draw:style-name="gr45" draw:text-style-name="P35" draw:layer="layout" svg:x1="14.5cm" svg:y1="8cm" svg:x2="15cm" svg:y2="8.5cm">
          <text:p/>
        </draw:line>
        <draw:line draw:style-name="gr46" draw:text-style-name="P35" draw:layer="layout" svg:x1="15.5cm" svg:y1="9cm" svg:x2="16.5cm" svg:y2="9.5cm">
          <text:p/>
        </draw:line>
        <draw:line draw:style-name="gr47" draw:text-style-name="P35" draw:layer="layout" svg:x1="14cm" svg:y1="8cm" svg:x2="13.5cm" svg:y2="9.5cm">
          <text:p/>
        </draw:line>
        <draw:line draw:style-name="gr48" draw:text-style-name="P35" draw:layer="layout" svg:x1="13.5cm" svg:y1="10cm" svg:x2="14cm" svg:y2="11cm">
          <text:p/>
        </draw:line>
        <draw:line draw:style-name="gr50" draw:text-style-name="P35" draw:layer="layout" svg:x1="11.5cm" svg:y1="8.5cm" svg:x2="10.5cm" svg:y2="9cm">
          <text:p/>
        </draw:line>
        <draw:line draw:style-name="gr51" draw:text-style-name="P35" draw:layer="layout" svg:x1="12cm" svg:y1="8.5cm" svg:x2="11.5cm" svg:y2="10cm">
          <text:p/>
        </draw:line>
        <draw:line draw:style-name="gr52" draw:text-style-name="P35" draw:layer="layout" svg:x1="11.5cm" svg:y1="10.5cm" svg:x2="12cm" svg:y2="11.5cm">
          <text:p/>
        </draw:line>
        <draw:custom-shape draw:style-name="gr24" draw:text-style-name="P31" draw:layer="layout" svg:width="0.5cm" svg:height="0.269cm" svg:x="13cm" svg:y="9.5cm">
          <text:p text:style-name="P29"><text:span text:style-name="T19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0.5cm" svg:height="0.269cm" svg:x="14cm" svg:y="11cm">
          <text:p text:style-name="P29"><text:span text:style-name="T19">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6" draw:layer="layout" svg:width="1.264cm" svg:height="0.624cm" svg:x="13cm" svg:y="6.338cm">
          <draw:text-box>
            <text:p><text:span text:style-name="T21">root</text:span></text:p>
          </draw:text-box>
        </draw:frame>
        <draw:frame draw:style-name="gr54" draw:text-style-name="P36" draw:layer="layout" svg:width="1.455cm" svg:height="0.624cm" svg:x="14.5cm" svg:y="7.5cm">
          <draw:text-box>
            <text:p><text:span text:style-name="T21">admi</text:span><text:span text:style-name="T21">n</text:span></text:p>
          </draw:text-box>
        </draw:frame>
        <draw:frame draw:style-name="gr54" draw:text-style-name="P36" draw:layer="layout" svg:width="1.455cm" svg:height="0.624cm" svg:x="15.5cm" svg:y="8.5cm">
          <draw:text-box>
            <text:p><text:span text:style-name="T21">Taxe</text:span><text:span text:style-name="T21">s</text:span></text:p>
          </draw:text-box>
        </draw:frame>
        <draw:frame draw:style-name="gr55" draw:text-style-name="P36" draw:layer="layout" svg:width="2.788cm" svg:height="0.624cm" svg:x="17cm" svg:y="9.5cm">
          <draw:text-box>
            <text:p><text:span text:style-name="T21">Retu</text:span><text:span text:style-name="T21">rns </text:span><text:span text:style-name="T21">2023</text:span></text:p>
          </draw:text-box>
        </draw:frame>
        <draw:frame draw:style-name="gr53" draw:text-style-name="P36" draw:layer="layout" svg:width="1.264cm" svg:height="0.624cm" svg:x="13.736cm" svg:y="9.5cm">
          <draw:text-box>
            <text:p><text:span text:style-name="T21">Rent</text:span></text:p>
          </draw:text-box>
        </draw:frame>
        <draw:frame draw:style-name="gr56" draw:text-style-name="P36" draw:layer="layout" svg:width="4.122cm" svg:height="0.624cm" svg:x="14.87cm" svg:y="11cm">
          <draw:text-box>
            <text:p><text:span text:style-name="T21">Nego</text:span><text:span text:style-name="T21">tiat</text:span><text:span text:style-name="T21">e </text:span><text:span text:style-name="T21">new </text:span><text:span text:style-name="T21">leas</text:span><text:span text:style-name="T21">e</text:span></text:p>
          </draw:text-box>
        </draw:frame>
        <draw:frame draw:style-name="gr57" draw:text-style-name="P36" draw:layer="layout" svg:width="1.836cm" svg:height="0.624cm" svg:x="9.664cm" svg:y="7.876cm">
          <draw:text-box>
            <text:p><text:span text:style-name="T21">Webs</text:span><text:span text:style-name="T21">ite</text:span></text:p>
          </draw:text-box>
        </draw:frame>
        <draw:frame draw:style-name="gr55" draw:text-style-name="P36" draw:layer="layout" svg:width="2.788cm" svg:height="0.624cm" svg:x="7.212cm" svg:y="9cm">
          <draw:text-box>
            <text:p><text:span text:style-name="T21">Redo </text:span><text:span text:style-name="T21">Pale</text:span><text:span text:style-name="T21">tte</text:span></text:p>
          </draw:text-box>
        </draw:frame>
        <draw:frame draw:style-name="gr58" draw:text-style-name="P36" draw:layer="layout" svg:width="2.026cm" svg:height="0.624cm" svg:x="9cm" svg:y="10.231cm">
          <draw:text-box>
            <text:p><text:span text:style-name="T21">Add </text:span><text:span text:style-name="T21">copy</text:span></text:p>
          </draw:text-box>
        </draw:frame>
        <draw:frame draw:style-name="gr59" draw:text-style-name="P36" draw:layer="layout" svg:width="4.503cm" svg:height="0.624cm" svg:x="8.5cm" svg:y="11.876cm">
          <draw:text-box>
            <text:p><text:span text:style-name="T21">Ask </text:span><text:span text:style-name="T21">lawy</text:span><text:span text:style-name="T21">er </text:span><text:span text:style-name="T21">abou</text:span><text:span text:style-name="T21">t </text:span><text:span text:style-name="T21">copy</text:span></text:p>
          </draw:text-box>
        </draw:frame>
        <draw:frame draw:style-name="gr61" draw:text-style-name="P28" draw:layer="layout" svg:width="8.207cm" svg:height="0.746cm" svg:x="1.5cm" svg:y="4.5cm">
          <draw:text-box>
            <text:p><text:span text:style-name="T18">fr</text:span><text:span text:style-name="T18">am</text:span><text:span text:style-name="T18">e </text:span><text:span text:style-name="T18">sw</text:span><text:span text:style-name="T18">it</text:span><text:span text:style-name="T18">ch </text:span><text:span text:style-name="T18">‘r</text:span><text:span text:style-name="T18">oo</text:span><text:span text:style-name="T18">t/</text:span><text:span text:style-name="T18">ad</text:span><text:span text:style-name="T18">mi</text:span><text:span text:style-name="T18">n’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integrates easily with my PS1 variable.</text:p>
          </draw:text-box>
        </draw:frame>
        <draw:frame draw:style-name="gr62" draw:text-style-name="P36" draw:layer="layout" svg:width="14.028cm" svg:height="0.624cm" svg:x="2.5cm" svg:y="4cm">
          <draw:text-box>
            <text:p><text:span text:style-name="T21">lela</text:span><text:span text:style-name="T21">nthr</text:span><text:span text:style-name="T21">an @ </text:span><text:span text:style-name="T21">home</text:span><text:span text:style-name="T21">: /~ </text:span><text:span text:style-name="T21">[roo</text:span><text:span text:style-name="T21">t/ad</text:span><text:span text:style-name="T21">min/</text:span><text:span text:style-name="T21">Rent</text:span><text:span text:style-name="T21">/Neg</text:span><text:span text:style-name="T21">otia</text:span><text:span text:style-name="T21">te </text:span><text:span text:style-name="T21">new </text:span><text:span text:style-name="T21">leas</text:span><text:span text:style-name="T21">e] $ </text:span><text:span text:style-name="T21">fram</text:span><text:span text:style-name="T21">e </text:span><text:span text:style-name="T21">pop</text:span></text:p>
          </draw:text-box>
        </draw:frame>
        <draw:frame draw:style-name="gr63" draw:text-style-name="P36" draw:layer="layout" svg:width="7.741cm" svg:height="0.624cm" svg:x="2.5cm" svg:y="7.376cm">
          <draw:text-box>
            <text:p><text:span text:style-name="T21">lela</text:span><text:span text:style-name="T21">nthr</text:span><text:span text:style-name="T21">an @ </text:span><text:span text:style-name="T21">home</text:span><text:span text:style-name="T21">: /~ </text:span><text:span text:style-name="T21">[roo</text:span><text:span text:style-name="T21">t/ad</text:span><text:span text:style-name="T21">min/</text:span><text:span text:style-name="T21">] $ </text:span></text:p>
          </draw:text-box>
        </draw:frame>
        <draw:frame draw:style-name="gr64" draw:text-style-name="P36" draw:layer="layout" svg:width="12.885cm" svg:height="3.235cm" svg:x="2.5cm" svg:y="4.624cm">
          <draw:text-box>
            <text:p><text:span text:style-name="T21">Curr</text:span><text:span text:style-name="T21">ent </text:span><text:span text:style-name="T21">fram</text:span><text:span text:style-name="T21">e</text:span></text:p>
            <text:p><text:span text:style-name="T21"><text:s text:c="3"/></text:span><text:span text:style-name="T21">root</text:span><text:span text:style-name="T21">/adm</text:span><text:span text:style-name="T21">in/R</text:span><text:span text:style-name="T21">ent</text:span></text:p>
            <text:p><text:span text:style-name="T21"/></text:p>
            <text:p><text:span text:style-name="T21">Note</text:span><text:span text:style-name="T21">s </text:span><text:span text:style-name="T21">(Sat </text:span><text:span text:style-name="T21">May </text:span><text:span text:style-name="T21">13 </text:span><text:span text:style-name="T21">09:1</text:span><text:span text:style-name="T21">6:21 </text:span><text:span text:style-name="T21">2023</text:span><text:span text:style-name="T21">)</text:span></text:p>
            <text:p><text:span text:style-name="T21"><text:s text:c="3"/></text:span><text:span text:style-name="T21">See </text:span><text:span text:style-name="T21">if </text:span><text:span text:style-name="T21">PWC </text:span><text:span text:style-name="T21">is </text:span><text:span text:style-name="T21">will</text:span><text:span text:style-name="T21">ing </text:span><text:span text:style-name="T21">to </text:span><text:span text:style-name="T21">assi</text:span><text:span text:style-name="T21">gn </text:span><text:span text:style-name="T21">more </text:span><text:span text:style-name="T21">park</text:span><text:span text:style-name="T21">ing </text:span><text:span text:style-name="T21">bays </text:span><text:span text:style-name="T21">to </text:span><text:span text:style-name="T21">us. </text:span><text:span text:style-name="T21">Leas</text:span><text:span text:style-name="T21">e</text:span></text:p>
            <text:p><text:span text:style-name="T21"><text:s text:c="3"/></text:span><text:span text:style-name="T21">meet</text:span><text:span text:style-name="T21">ing </text:span><text:span text:style-name="T21">is </text:span><text:span text:style-name="T21">15-</text:span><text:span text:style-name="T21">May.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t is impossible for me to execute any command without being reminded of my CURRENT task in the prompt.</text:p>
          </draw:text-box>
        </draw:frame>
        <draw:frame draw:style-name="gr62" draw:text-style-name="P36" draw:layer="layout" svg:width="14.028cm" svg:height="0.624cm" svg:x="2.5cm" svg:y="4cm">
          <draw:text-box>
            <text:p><text:span text:style-name="T21">lela</text:span><text:span text:style-name="T21">nthr</text:span><text:span text:style-name="T21">an @ </text:span><text:span text:style-name="T21">home</text:span><text:span text:style-name="T21">: /~ </text:span><text:span text:style-name="T21">[roo</text:span><text:span text:style-name="T21">t/ad</text:span><text:span text:style-name="T21">min/</text:span><text:span text:style-name="T21">Rent</text:span><text:span text:style-name="T21">/Neg</text:span><text:span text:style-name="T21">otia</text:span><text:span text:style-name="T21">te </text:span><text:span text:style-name="T21">new </text:span><text:span text:style-name="T21">leas</text:span><text:span text:style-name="T21">e] $ </text:span><text:span text:style-name="T21">fram</text:span><text:span text:style-name="T21">e </text:span><text:span text:style-name="T21">pop</text:span></text:p>
          </draw:text-box>
        </draw:frame>
        <draw:frame draw:style-name="gr63" draw:text-style-name="P36" draw:layer="layout" svg:width="7.741cm" svg:height="0.624cm" svg:x="2.5cm" svg:y="7.376cm">
          <draw:text-box>
            <text:p><text:span text:style-name="T21">lela</text:span><text:span text:style-name="T21">nthr</text:span><text:span text:style-name="T21">an @ </text:span><text:span text:style-name="T21">home</text:span><text:span text:style-name="T21">: /~ </text:span><text:span text:style-name="T21">[roo</text:span><text:span text:style-name="T21">t/ad</text:span><text:span text:style-name="T21">min/</text:span><text:span text:style-name="T21">] $ </text:span></text:p>
          </draw:text-box>
        </draw:frame>
        <draw:frame draw:style-name="gr64" draw:text-style-name="P36" draw:layer="layout" svg:width="12.885cm" svg:height="3.235cm" svg:x="2.5cm" svg:y="4.624cm">
          <draw:text-box>
            <text:p><text:span text:style-name="T21">Curr</text:span><text:span text:style-name="T21">ent </text:span><text:span text:style-name="T21">fram</text:span><text:span text:style-name="T21">e</text:span></text:p>
            <text:p><text:span text:style-name="T21"><text:s text:c="3"/></text:span><text:span text:style-name="T21">root</text:span><text:span text:style-name="T21">/adm</text:span><text:span text:style-name="T21">in/R</text:span><text:span text:style-name="T21">ent</text:span></text:p>
            <text:p><text:span text:style-name="T21"/></text:p>
            <text:p><text:span text:style-name="T21">Note</text:span><text:span text:style-name="T21">s </text:span><text:span text:style-name="T21">(Sat </text:span><text:span text:style-name="T21">May </text:span><text:span text:style-name="T21">13 </text:span><text:span text:style-name="T21">09:1</text:span><text:span text:style-name="T21">6:21 </text:span><text:span text:style-name="T21">2023</text:span><text:span text:style-name="T21">)</text:span></text:p>
            <text:p><text:span text:style-name="T21"><text:s text:c="3"/></text:span><text:span text:style-name="T21">See </text:span><text:span text:style-name="T21">if </text:span><text:span text:style-name="T21">PWC </text:span><text:span text:style-name="T21">is </text:span><text:span text:style-name="T21">will</text:span><text:span text:style-name="T21">ing </text:span><text:span text:style-name="T21">to </text:span><text:span text:style-name="T21">assi</text:span><text:span text:style-name="T21">gn </text:span><text:span text:style-name="T21">more </text:span><text:span text:style-name="T21">park</text:span><text:span text:style-name="T21">ing </text:span><text:span text:style-name="T21">bays </text:span><text:span text:style-name="T21">to </text:span><text:span text:style-name="T21">us. </text:span><text:span text:style-name="T21">Leas</text:span><text:span text:style-name="T21">e</text:span></text:p>
            <text:p><text:span text:style-name="T21"><text:s text:c="3"/></text:span><text:span text:style-name="T21">meet</text:span><text:span text:style-name="T21">ing </text:span><text:span text:style-name="T21">is </text:span><text:span text:style-name="T21">15-</text:span><text:span text:style-name="T21">May.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has a lot of commands. Not everything was covered in these slides.</text:p>
          </draw:text-box>
        </draw:frame>
        <draw:frame draw:style-name="gr65" draw:text-style-name="P37" draw:layer="layout" svg:width="12.207cm" svg:height="11.195cm" svg:x="0cm" svg:y="3cm">
          <draw:text-box>
            <text:p><text:span text:style-name="T22">No </text:span><text:span text:style-name="T22">comma</text:span><text:span text:style-name="T22">nd </text:span><text:span text:style-name="T22">speci</text:span><text:span text:style-name="T22">fied </text:span><text:span text:style-name="T22">(try </text:span><text:span text:style-name="T22">--</text:span><text:span text:style-name="T22">help)</text:span><text:span text:style-name="T22">. </text:span><text:span text:style-name="T22">Defau</text:span><text:span text:style-name="T22">lting </text:span><text:span text:style-name="T22">to </text:span><text:span text:style-name="T22">'stat</text:span><text:span text:style-name="T22">us'</text:span></text:p>
            <text:p><text:span text:style-name="T22"><text:s text:c="5"/></text:span><text:span text:style-name="T22">Frame </text:span><text:span text:style-name="T22"><text:s/>(© </text:span><text:span text:style-name="T22">2023 </text:span><text:span text:style-name="T22">Lelan</text:span><text:span text:style-name="T22">thran </text:span><text:span text:style-name="T22">Manic</text:span><text:span text:style-name="T22">kum)</text:span></text:p>
            <text:p><text:span text:style-name="T22"/></text:p>
            <text:p><text:span text:style-name="T22"><text:s text:c="5"/></text:span><text:span text:style-name="T22">This </text:span><text:span text:style-name="T22">progr</text:span><text:span text:style-name="T22">am </text:span><text:span text:style-name="T22">comes </text:span><text:span text:style-name="T22">with </text:span><text:span text:style-name="T22">ABSOL</text:span><text:span text:style-name="T22">UTELY </text:span><text:span text:style-name="T22">NO </text:span><text:span text:style-name="T22">WARRA</text:span><text:span text:style-name="T22">NTY. </text:span><text:span text:style-name="T22">This </text:span><text:span text:style-name="T22">is </text:span><text:span text:style-name="T22">free </text:span><text:span text:style-name="T22">softw</text:span><text:span text:style-name="T22">are</text:span></text:p>
            <text:p><text:span text:style-name="T22"><text:s text:c="5"/></text:span><text:span text:style-name="T22">and </text:span><text:span text:style-name="T22">you </text:span><text:span text:style-name="T22">are </text:span><text:span text:style-name="T22">welco</text:span><text:span text:style-name="T22">me to </text:span><text:span text:style-name="T22">redis</text:span><text:span text:style-name="T22">tribu</text:span><text:span text:style-name="T22">te it </text:span><text:span text:style-name="T22">under </text:span><text:span text:style-name="T22">certa</text:span><text:span text:style-name="T22">in </text:span><text:span text:style-name="T22">condi</text:span><text:span text:style-name="T22">tions</text:span><text:span text:style-name="T22">; <text:s/></text:span><text:span text:style-name="T22">see</text:span></text:p>
            <text:p><text:span text:style-name="T22"><text:s text:c="5"/></text:span><text:span text:style-name="T22">the </text:span><text:span text:style-name="T22">LICEN</text:span><text:span text:style-name="T22">SE </text:span><text:span text:style-name="T22">file </text:span><text:span text:style-name="T22">for </text:span><text:span text:style-name="T22">detai</text:span><text:span text:style-name="T22">ls.</text:span></text:p>
            <text:p><text:span text:style-name="T22"/></text:p>
            <text:p><text:span text:style-name="T22">frame </text:span><text:span text:style-name="T22">[opti</text:span><text:span text:style-name="T22">ons] </text:span><text:span text:style-name="T22">&lt;comm</text:span><text:span text:style-name="T22">and&gt; </text:span><text:span text:style-name="T22">[opti</text:span><text:span text:style-name="T22">ons] </text:span><text:span text:style-name="T22">&lt;subc</text:span><text:span text:style-name="T22">omman</text:span><text:span text:style-name="T22">d&gt;</text:span></text:p>
            <text:p><text:span text:style-name="T22"/></text:p>
            <text:p><text:span text:style-name="T22"><text:s text:c="2"/></text:span><text:span text:style-name="T22">Optio</text:span><text:span text:style-name="T22">ns </text:span><text:span text:style-name="T22">are </text:span><text:span text:style-name="T22">of </text:span><text:span text:style-name="T22">the </text:span><text:span text:style-name="T22">form </text:span><text:span text:style-name="T22">'--</text:span><text:span text:style-name="T22">name'</text:span><text:span text:style-name="T22">, '--</text:span><text:span text:style-name="T22">name=</text:span><text:span text:style-name="T22">' and </text:span><text:span text:style-name="T22">'--</text:span><text:span text:style-name="T22">name=</text:span><text:span text:style-name="T22">value</text:span><text:span text:style-name="T22">'. </text:span><text:span text:style-name="T22">The </text:span><text:span text:style-name="T22">first</text:span></text:p>
            <text:p><text:span text:style-name="T22">two </text:span><text:span text:style-name="T22">forms </text:span><text:span text:style-name="T22">are <text:s/></text:span><text:span text:style-name="T22">for </text:span><text:span text:style-name="T22">boole</text:span><text:span text:style-name="T22">an </text:span><text:span text:style-name="T22">optio</text:span><text:span text:style-name="T22">ns </text:span><text:span text:style-name="T22">which </text:span><text:span text:style-name="T22">are </text:span><text:span text:style-name="T22">eithe</text:span><text:span text:style-name="T22">r set </text:span><text:span text:style-name="T22">or </text:span><text:span text:style-name="T22">unset </text:span><text:span text:style-name="T22">and </text:span><text:span text:style-name="T22">do </text:span><text:span text:style-name="T22">not</text:span></text:p>
            <text:p><text:span text:style-name="T22">requi</text:span><text:span text:style-name="T22">re </text:span><text:span text:style-name="T22">any </text:span><text:span text:style-name="T22">value</text:span><text:span text:style-name="T22">. The </text:span><text:span text:style-name="T22">third </text:span><text:span text:style-name="T22">form </text:span><text:span text:style-name="T22">is </text:span><text:span text:style-name="T22">for </text:span><text:span text:style-name="T22">optio</text:span><text:span text:style-name="T22">ns </text:span><text:span text:style-name="T22">that </text:span><text:span text:style-name="T22">requi</text:span><text:span text:style-name="T22">re a </text:span><text:span text:style-name="T22">value</text:span><text:span text:style-name="T22">.</text:span></text:p>
            <text:p><text:span text:style-name="T22"/></text:p>
            <text:p><text:span text:style-name="T22"><text:s text:c="2"/></text:span><text:span text:style-name="T22">Comma</text:span><text:span text:style-name="T22">nds </text:span><text:span text:style-name="T22">and </text:span><text:span text:style-name="T22">subco</text:span><text:span text:style-name="T22">mmand</text:span><text:span text:style-name="T22">s are </text:span><text:span text:style-name="T22">of </text:span><text:span text:style-name="T22">the </text:span><text:span text:style-name="T22">form </text:span><text:span text:style-name="T22">'comm</text:span><text:span text:style-name="T22">and'. </text:span><text:span text:style-name="T22">Some </text:span><text:span text:style-name="T22">comma</text:span><text:span text:style-name="T22">nds </text:span><text:span text:style-name="T22">requi</text:span><text:span text:style-name="T22">re</text:span></text:p>
            <text:p><text:span text:style-name="T22">speci</text:span><text:span text:style-name="T22">fic </text:span><text:span text:style-name="T22">optio</text:span><text:span text:style-name="T22">ns </text:span><text:span text:style-name="T22">and/o</text:span><text:span text:style-name="T22">r </text:span><text:span text:style-name="T22">manda</text:span><text:span text:style-name="T22">tory </text:span><text:span text:style-name="T22">subco</text:span><text:span text:style-name="T22">mmand</text:span><text:span text:style-name="T22">s. </text:span><text:span text:style-name="T22">Comma</text:span><text:span text:style-name="T22">nds </text:span><text:span text:style-name="T22">that </text:span><text:span text:style-name="T22">requi</text:span><text:span text:style-name="T22">re </text:span><text:span text:style-name="T22">eithe</text:span><text:span text:style-name="T22">r</text:span></text:p>
            <text:p><text:span text:style-name="T22">optio</text:span><text:span text:style-name="T22">ns or </text:span><text:span text:style-name="T22">subco</text:span><text:span text:style-name="T22">mmand</text:span><text:span text:style-name="T22">s </text:span><text:span text:style-name="T22">will </text:span><text:span text:style-name="T22">be </text:span><text:span text:style-name="T22">decri</text:span><text:span text:style-name="T22">bed </text:span><text:span text:style-name="T22">below</text:span><text:span text:style-name="T22">.</text:span></text:p>
            <text:p><text:span text:style-name="T22"/></text:p>
            <text:p><text:span text:style-name="T22"><text:s text:c="2"/></text:span><text:span text:style-name="T22">Comma</text:span><text:span text:style-name="T22">nds </text:span><text:span text:style-name="T22">must </text:span><text:span text:style-name="T22">be </text:span><text:span text:style-name="T22">one </text:span><text:span text:style-name="T22">of </text:span><text:span text:style-name="T22">help, </text:span><text:span text:style-name="T22">creat</text:span><text:span text:style-name="T22">e, </text:span><text:span text:style-name="T22">histo</text:span><text:span text:style-name="T22">ry, </text:span><text:span text:style-name="T22">statu</text:span><text:span text:style-name="T22">s, </text:span><text:span text:style-name="T22">push, </text:span><text:span text:style-name="T22">repla</text:span><text:span text:style-name="T22">ce,</text:span></text:p>
            <text:p><text:span text:style-name="T22">appen</text:span><text:span text:style-name="T22">d, </text:span><text:span text:style-name="T22">up, </text:span><text:span text:style-name="T22">down, </text:span><text:span text:style-name="T22">switc</text:span><text:span text:style-name="T22">h, </text:span><text:span text:style-name="T22">pop, </text:span><text:span text:style-name="T22">delet</text:span><text:span text:style-name="T22">e, </text:span><text:span text:style-name="T22">list </text:span><text:span text:style-name="T22">or </text:span><text:span text:style-name="T22">match</text:span><text:span text:style-name="T22">.</text:span></text:p>
            <text:p><text:span text:style-name="T22"/></text:p>
            <text:p><text:span text:style-name="T22">Optio</text:span><text:span text:style-name="T22">ns:</text:span></text:p>
            <text:p><text:span text:style-name="T22"/></text:p>
            <text:p><text:span text:style-name="T22"><text:s text:c="2"/></text:span><text:span text:style-name="T22">--</text:span><text:span text:style-name="T22">help <text:s/></text:span><text:span text:style-name="T22"><text:s text:c="6"/></text:span><text:span text:style-name="T22"><text:s text:c="6"/></text:span><text:span text:style-name="T22"><text:s/></text:span><text:span text:style-name="T22">Print </text:span><text:span text:style-name="T22">this </text:span><text:span text:style-name="T22">page </text:span><text:span text:style-name="T22">and </text:span><text:span text:style-name="T22">exit.</text:span></text:p>
            <text:p><text:span text:style-name="T22"/></text:p>
            <text:p><text:span text:style-name="T22"><text:s text:c="2"/></text:span><text:span text:style-name="T22">--</text:span><text:span text:style-name="T22">force </text:span><text:span text:style-name="T22"><text:s text:c="6"/></text:span><text:span text:style-name="T22"><text:s text:c="6"/></text:span><text:span text:style-name="T22"><text:s/></text:span><text:span text:style-name="T22">Force </text:span><text:span text:style-name="T22">an </text:span><text:span text:style-name="T22">actio</text:span><text:span text:style-name="T22">n </text:span><text:span text:style-name="T22">that </text:span><text:span text:style-name="T22">again</text:span><text:span text:style-name="T22">st </text:span><text:span text:style-name="T22">the </text:span><text:span text:style-name="T22">progr</text:span><text:span text:style-name="T22">am's </text:span><text:span text:style-name="T22">wishe</text:span><text:span text:style-name="T22">s,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for </text:span><text:span text:style-name="T22">examp</text:span><text:span text:style-name="T22">le </text:span><text:span text:style-name="T22">poppi</text:span><text:span text:style-name="T22">ng a </text:span><text:span text:style-name="T22">node </text:span><text:span text:style-name="T22">that </text:span><text:span text:style-name="T22">is </text:span><text:span text:style-name="T22">not </text:span><text:span text:style-name="T22">empty</text:span><text:span text:style-name="T22">.</text:span></text:p>
            <text:p><text:span text:style-name="T22"/></text:p>
            <text:p><text:span text:style-name="T22"><text:s text:c="2"/></text:span><text:span text:style-name="T22">--</text:span><text:span text:style-name="T22">dbpat</text:span><text:span text:style-name="T22">h=&lt;pa</text:span><text:span text:style-name="T22">th&gt; <text:s text:c="2"/></text:span><text:span text:style-name="T22"><text:s text:c="3"/></text:span><text:span text:style-name="T22">Speci</text:span><text:span text:style-name="T22">fy </text:span><text:span text:style-name="T22">the </text:span><text:span text:style-name="T22">locat</text:span><text:span text:style-name="T22">ion </text:span><text:span text:style-name="T22">of </text:span><text:span text:style-name="T22">the </text:span><text:span text:style-name="T22">datab</text:span><text:span text:style-name="T22">ase </text:span><text:span text:style-name="T22">path. </text:span><text:span text:style-name="T22">Defau</text:span><text:span text:style-name="T22">lts </text:span><text:span text:style-name="T22">to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'$HOM</text:span><text:span text:style-name="T22">E/.fr</text:span><text:span text:style-name="T22">amedb</text:span><text:span text:style-name="T22">' </text:span><text:span text:style-name="T22">unles</text:span><text:span text:style-name="T22">s </text:span><text:span text:style-name="T22">overr</text:span><text:span text:style-name="T22">idden </text:span><text:span text:style-name="T22">by </text:span><text:span text:style-name="T22">this </text:span><text:span text:style-name="T22">optio</text:span><text:span text:style-name="T22">n.</text:span></text:p>
            <text:p><text:span text:style-name="T22"/></text:p>
            <text:p><text:span text:style-name="T22"><text:s text:c="2"/></text:span><text:span text:style-name="T22">--</text:span><text:span text:style-name="T22">messa</text:span><text:span text:style-name="T22">ge=&lt;s</text:span><text:span text:style-name="T22">tring</text:span><text:span text:style-name="T22">&gt; <text:s text:c="2"/></text:span><text:span text:style-name="T22">Provi</text:span><text:span text:style-name="T22">des </text:span><text:span text:style-name="T22">the </text:span><text:span text:style-name="T22">messa</text:span><text:span text:style-name="T22">ge </text:span><text:span text:style-name="T22">for </text:span><text:span text:style-name="T22">any </text:span><text:span text:style-name="T22">comma</text:span><text:span text:style-name="T22">nd </text:span><text:span text:style-name="T22">that </text:span><text:span text:style-name="T22">requi</text:span><text:span text:style-name="T22">res a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messa</text:span><text:span text:style-name="T22">ge </text:span><text:span text:style-name="T22">(such </text:span><text:span text:style-name="T22">as </text:span><text:span text:style-name="T22">'push</text:span><text:span text:style-name="T22">', </text:span><text:span text:style-name="T22">'repl</text:span><text:span text:style-name="T22">ace', </text:span><text:span text:style-name="T22">etc). </text:span><text:span text:style-name="T22">If </text:span><text:span text:style-name="T22">this </text:span><text:span text:style-name="T22">optio</text:span><text:span text:style-name="T22">n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is </text:span><text:span text:style-name="T22">not </text:span><text:span text:style-name="T22">prese</text:span><text:span text:style-name="T22">nt </text:span><text:span text:style-name="T22">and </text:span><text:span text:style-name="T22">the </text:span><text:span text:style-name="T22">comma</text:span><text:span text:style-name="T22">nd </text:span><text:span text:style-name="T22">requi</text:span><text:span text:style-name="T22">res a </text:span><text:span text:style-name="T22">messa</text:span><text:span text:style-name="T22">ge, </text:span><text:span text:style-name="T22">then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the </text:span><text:span text:style-name="T22">edito</text:span><text:span text:style-name="T22">r </text:span><text:span text:style-name="T22">speci</text:span><text:span text:style-name="T22">fied </text:span><text:span text:style-name="T22">with </text:span><text:span text:style-name="T22">$EDIT</text:span><text:span text:style-name="T22">OR is </text:span><text:span text:style-name="T22">used. </text:span><text:span text:style-name="T22">If </text:span><text:span text:style-name="T22">$EDIT</text:span><text:span text:style-name="T22">OR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is </text:span><text:span text:style-name="T22">empty</text:span><text:span text:style-name="T22">, </text:span><text:span text:style-name="T22">then </text:span><text:span text:style-name="T22">a </text:span><text:span text:style-name="T22">promp</text:span><text:span text:style-name="T22">t for </text:span><text:span text:style-name="T22">a </text:span><text:span text:style-name="T22">messa</text:span><text:span text:style-name="T22">ge is </text:span><text:span text:style-name="T22">issue</text:span><text:span text:style-name="T22">d on </text:span><text:span text:style-name="T22">the</text:span></text:p>
            <text:p><text:span text:style-name="T22"><text:s text:c="6"/></text:span><text:span text:style-name="T22"><text:s text:c="6"/></text:span><text:span text:style-name="T22"><text:s text:c="6"/></text:span><text:span text:style-name="T22"><text:s text:c="5"/></text:span><text:span text:style-name="T22">stand</text:span><text:span text:style-name="T22">ard </text:span><text:span text:style-name="T22">input</text:span><text:span text:style-name="T22">.</text:span></text:p>
            <text:p><text:span text:style-name="T22"/></text:p>
            <text:p><text:span text:style-name="T22"/></text:p>
          </draw:text-box>
        </draw:frame>
        <draw:frame draw:style-name="gr66" draw:text-style-name="P37" draw:layer="layout" svg:width="12.355cm" svg:height="11.483cm" svg:x="15.5cm" svg:y="2.712cm">
          <draw:text-box>
            <text:p><text:span text:style-name="T22">Comma</text:span><text:span text:style-name="T22">nds:</text:span></text:p>
            <text:p><text:span text:style-name="T22"/></text:p>
            <text:p><text:span text:style-name="T22">help</text:span></text:p>
            <text:p><text:span text:style-name="T22"><text:s text:c="2"/></text:span><text:span text:style-name="T22">Print </text:span><text:span text:style-name="T22">this </text:span><text:span text:style-name="T22">messa</text:span><text:span text:style-name="T22">ge </text:span><text:span text:style-name="T22">and </text:span><text:span text:style-name="T22">exit.</text:span></text:p>
            <text:p><text:span text:style-name="T22"/></text:p>
            <text:p><text:span text:style-name="T22">creat</text:span><text:span text:style-name="T22">e</text:span></text:p>
            <text:p><text:span text:style-name="T22"><text:s text:c="2"/></text:span><text:span text:style-name="T22">Creat</text:span><text:span text:style-name="T22">e a </text:span><text:span text:style-name="T22">new </text:span><text:span text:style-name="T22">frame </text:span><text:span text:style-name="T22">datab</text:span><text:span text:style-name="T22">ase. </text:span><text:span text:style-name="T22">If --</text:span><text:span text:style-name="T22">dbpat</text:span><text:span text:style-name="T22">h is </text:span><text:span text:style-name="T22">speci</text:span><text:span text:style-name="T22">fied </text:span><text:span text:style-name="T22">then </text:span><text:span text:style-name="T22">it is </text:span><text:span text:style-name="T22">used </text:span><text:span text:style-name="T22">as </text:span><text:span text:style-name="T22">the</text:span></text:p>
            <text:p><text:span text:style-name="T22"><text:s text:c="2"/></text:span><text:span text:style-name="T22">locat</text:span><text:span text:style-name="T22">ion </text:span><text:span text:style-name="T22">of </text:span><text:span text:style-name="T22">the </text:span><text:span text:style-name="T22">new </text:span><text:span text:style-name="T22">datab</text:span><text:span text:style-name="T22">ase. </text:span><text:span text:style-name="T22">If it </text:span><text:span text:style-name="T22">is </text:span><text:span text:style-name="T22">not </text:span><text:span text:style-name="T22">then </text:span><text:span text:style-name="T22">$HOME</text:span><text:span text:style-name="T22">/.fra</text:span><text:span text:style-name="T22">mdb </text:span><text:span text:style-name="T22">is </text:span><text:span text:style-name="T22">used </text:span><text:span text:style-name="T22">inste</text:span><text:span text:style-name="T22">ad.</text:span></text:p>
            <text:p><text:span text:style-name="T22"/></text:p>
            <text:p><text:span text:style-name="T22">histo</text:span><text:span text:style-name="T22">ry </text:span><text:span text:style-name="T22">[coun</text:span><text:span text:style-name="T22">t]</text:span></text:p>
            <text:p><text:span text:style-name="T22"><text:s text:c="2"/></text:span><text:span text:style-name="T22">Displ</text:span><text:span text:style-name="T22">ay </text:span><text:span text:style-name="T22">the </text:span><text:span text:style-name="T22">histo</text:span><text:span text:style-name="T22">ry of </text:span><text:span text:style-name="T22">all </text:span><text:span text:style-name="T22">nodes </text:span><text:span text:style-name="T22">visit</text:span><text:span text:style-name="T22">ed, </text:span><text:span text:style-name="T22">with </text:span><text:span text:style-name="T22">a </text:span><text:span text:style-name="T22">numbe</text:span><text:span text:style-name="T22">r </text:span><text:span text:style-name="T22">that </text:span><text:span text:style-name="T22">can </text:span><text:span text:style-name="T22">be </text:span><text:span text:style-name="T22">used</text:span></text:p>
            <text:p><text:span text:style-name="T22"><text:s text:c="2"/></text:span><text:span text:style-name="T22">in </text:span><text:span text:style-name="T22">the </text:span><text:span text:style-name="T22">'back</text:span><text:span text:style-name="T22">' </text:span><text:span text:style-name="T22">comma</text:span><text:span text:style-name="T22">nd </text:span><text:span text:style-name="T22">(see </text:span><text:span text:style-name="T22">'back</text:span><text:span text:style-name="T22">' </text:span><text:span text:style-name="T22">below</text:span><text:span text:style-name="T22">). </text:span><text:span text:style-name="T22">The </text:span><text:span text:style-name="T22">[coun</text:span><text:span text:style-name="T22">t] </text:span><text:span text:style-name="T22">value </text:span><text:span text:style-name="T22">speci</text:span><text:span text:style-name="T22">fies </text:span><text:span text:style-name="T22">how</text:span></text:p>
            <text:p><text:span text:style-name="T22"><text:s text:c="2"/></text:span><text:span text:style-name="T22">many </text:span><text:span text:style-name="T22">items </text:span><text:span text:style-name="T22">to </text:span><text:span text:style-name="T22">displ</text:span><text:span text:style-name="T22">ay. </text:span><text:span text:style-name="T22">If </text:span><text:span text:style-name="T22">[coun</text:span><text:span text:style-name="T22">t] is </text:span><text:span text:style-name="T22">omitt</text:span><text:span text:style-name="T22">ed it </text:span><text:span text:style-name="T22">defau</text:span><text:span text:style-name="T22">lts </text:span><text:span text:style-name="T22">to </text:span><text:span text:style-name="T22">10. </text:span><text:span text:style-name="T22">To </text:span><text:span text:style-name="T22">list</text:span></text:p>
            <text:p><text:span text:style-name="T22"><text:s text:c="2"/></text:span><text:span text:style-name="T22">all </text:span><text:span text:style-name="T22">items </text:span><text:span text:style-name="T22">in </text:span><text:span text:style-name="T22">the </text:span><text:span text:style-name="T22">histo</text:span><text:span text:style-name="T22">ry </text:span><text:span text:style-name="T22">(whic</text:span><text:span text:style-name="T22">h may </text:span><text:span text:style-name="T22">be </text:span><text:span text:style-name="T22">very </text:span><text:span text:style-name="T22">large</text:span><text:span text:style-name="T22">) use </text:span><text:span text:style-name="T22">'0' </text:span><text:span text:style-name="T22">as </text:span><text:span text:style-name="T22">the </text:span><text:span text:style-name="T22">count</text:span><text:span text:style-name="T22">.</text:span></text:p>
            <text:p><text:span text:style-name="T22"/></text:p>
            <text:p><text:span text:style-name="T22">back </text:span><text:span text:style-name="T22">[numb</text:span><text:span text:style-name="T22">er]</text:span></text:p>
            <text:p><text:span text:style-name="T22"><text:s text:c="2"/></text:span><text:span text:style-name="T22">Jump </text:span><text:span text:style-name="T22">to </text:span><text:span text:style-name="T22">the </text:span><text:span text:style-name="T22">nth </text:span><text:span text:style-name="T22">item </text:span><text:span text:style-name="T22">in </text:span><text:span text:style-name="T22">the </text:span><text:span text:style-name="T22">histo</text:span><text:span text:style-name="T22">ry, </text:span><text:span text:style-name="T22">as </text:span><text:span text:style-name="T22">speci</text:span><text:span text:style-name="T22">fied </text:span><text:span text:style-name="T22">by </text:span><text:span text:style-name="T22">[numb</text:span><text:span text:style-name="T22">er]. </text:span><text:span text:style-name="T22">If </text:span><text:span text:style-name="T22">[numb</text:span><text:span text:style-name="T22">er]</text:span></text:p>
            <text:p><text:span text:style-name="T22"><text:s text:c="2"/></text:span><text:span text:style-name="T22">is </text:span><text:span text:style-name="T22">omitt</text:span><text:span text:style-name="T22">ed </text:span><text:span text:style-name="T22">then </text:span><text:span text:style-name="T22">'1' </text:span><text:span text:style-name="T22">is </text:span><text:span text:style-name="T22">used. </text:span><text:span text:style-name="T22">The </text:span><text:span text:style-name="T22">'hist</text:span><text:span text:style-name="T22">ory' </text:span><text:span text:style-name="T22">comma</text:span><text:span text:style-name="T22">nd </text:span><text:span text:style-name="T22">helpf</text:span><text:span text:style-name="T22">ully </text:span><text:span text:style-name="T22">lists </text:span><text:span text:style-name="T22">a </text:span><text:span text:style-name="T22">numbe</text:span><text:span text:style-name="T22">r</text:span></text:p>
            <text:p><text:span text:style-name="T22"><text:s text:c="2"/></text:span><text:span text:style-name="T22">next </text:span><text:span text:style-name="T22">to </text:span><text:span text:style-name="T22">each </text:span><text:span text:style-name="T22">eleme</text:span><text:span text:style-name="T22">nt </text:span><text:span text:style-name="T22">that </text:span><text:span text:style-name="T22">can </text:span><text:span text:style-name="T22">be </text:span><text:span text:style-name="T22">used </text:span><text:span text:style-name="T22">to </text:span><text:span text:style-name="T22">deter</text:span><text:span text:style-name="T22">mine </text:span><text:span text:style-name="T22">what </text:span><text:span text:style-name="T22">numbe</text:span><text:span text:style-name="T22">r in </text:span><text:span text:style-name="T22">the</text:span></text:p>
            <text:p><text:span text:style-name="T22"><text:s text:c="2"/></text:span><text:span text:style-name="T22">histo</text:span><text:span text:style-name="T22">ry to </text:span><text:span text:style-name="T22">jump </text:span><text:span text:style-name="T22">to. </text:span><text:span text:style-name="T22">Speci</text:span><text:span text:style-name="T22">fying </text:span><text:span text:style-name="T22">'0' </text:span><text:span text:style-name="T22">is </text:span><text:span text:style-name="T22">point</text:span><text:span text:style-name="T22">less.</text:span></text:p>
            <text:p><text:span text:style-name="T22"/></text:p>
            <text:p><text:span text:style-name="T22">statu</text:span><text:span text:style-name="T22">s</text:span></text:p>
            <text:p><text:span text:style-name="T22"><text:s text:c="2"/></text:span><text:span text:style-name="T22">Displ</text:span><text:span text:style-name="T22">ay </text:span><text:span text:style-name="T22">the </text:span><text:span text:style-name="T22">statu</text:span><text:span text:style-name="T22">s of </text:span><text:span text:style-name="T22">the </text:span><text:span text:style-name="T22">curre</text:span><text:span text:style-name="T22">nt </text:span><text:span text:style-name="T22">node.</text:span></text:p>
            <text:p><text:span text:style-name="T22"/></text:p>
            <text:p><text:span text:style-name="T22">push</text:span></text:p>
            <text:p><text:span text:style-name="T22"><text:s text:c="2"/></text:span><text:span text:style-name="T22">Creat</text:span><text:span text:style-name="T22">e a </text:span><text:span text:style-name="T22">new </text:span><text:span text:style-name="T22">node </text:span><text:span text:style-name="T22">as </text:span><text:span text:style-name="T22">the </text:span><text:span text:style-name="T22">child </text:span><text:span text:style-name="T22">of </text:span><text:span text:style-name="T22">the </text:span><text:span text:style-name="T22">curre</text:span><text:span text:style-name="T22">nt </text:span><text:span text:style-name="T22">node </text:span><text:span text:style-name="T22">AND </text:span><text:span text:style-name="T22">switc</text:span><text:span text:style-name="T22">hes </text:span><text:span text:style-name="T22">to </text:span><text:span text:style-name="T22">it. </text:span><text:span text:style-name="T22">If a</text:span></text:p>
            <text:p><text:span text:style-name="T22"><text:s text:c="2"/></text:span><text:span text:style-name="T22">messa</text:span><text:span text:style-name="T22">ge is </text:span><text:span text:style-name="T22">speci</text:span><text:span text:style-name="T22">fied </text:span><text:span text:style-name="T22">with </text:span><text:span text:style-name="T22">'--</text:span><text:span text:style-name="T22">messa</text:span><text:span text:style-name="T22">ge=&lt;s</text:span><text:span text:style-name="T22">tring</text:span><text:span text:style-name="T22">&gt;' </text:span><text:span text:style-name="T22">then </text:span><text:span text:style-name="T22">it </text:span><text:span text:style-name="T22">will </text:span><text:span text:style-name="T22">be </text:span><text:span text:style-name="T22">used </text:span><text:span text:style-name="T22">as </text:span><text:span text:style-name="T22">the</text:span></text:p>
            <text:p><text:span text:style-name="T22"><text:s text:c="2"/></text:span><text:span text:style-name="T22">conte</text:span><text:span text:style-name="T22">nts </text:span><text:span text:style-name="T22">of </text:span><text:span text:style-name="T22">the </text:span><text:span text:style-name="T22">new </text:span><text:span text:style-name="T22">node. </text:span><text:span text:style-name="T22">If no </text:span><text:span text:style-name="T22">messa</text:span><text:span text:style-name="T22">ge is </text:span><text:span text:style-name="T22">speci</text:span><text:span text:style-name="T22">fied </text:span><text:span text:style-name="T22">with </text:span><text:span text:style-name="T22">'--</text:span><text:span text:style-name="T22">messa</text:span><text:span text:style-name="T22">ge=&lt;s</text:span><text:span text:style-name="T22">tring</text:span><text:span text:style-name="T22">&gt;'</text:span></text:p>
            <text:p><text:span text:style-name="T22"><text:s text:c="2"/></text:span><text:span text:style-name="T22">then </text:span><text:span text:style-name="T22">$EDIT</text:span><text:span text:style-name="T22">OR </text:span><text:span text:style-name="T22">will </text:span><text:span text:style-name="T22">be </text:span><text:span text:style-name="T22">start</text:span><text:span text:style-name="T22">ed to </text:span><text:span text:style-name="T22">allow </text:span><text:span text:style-name="T22">the </text:span><text:span text:style-name="T22">user </text:span><text:span text:style-name="T22">to </text:span><text:span text:style-name="T22">enter </text:span><text:span text:style-name="T22">a </text:span><text:span text:style-name="T22">messa</text:span><text:span text:style-name="T22">ge. </text:span><text:span text:style-name="T22">If </text:span><text:span text:style-name="T22">$EDIT</text:span><text:span text:style-name="T22">OR</text:span></text:p>
            <text:p><text:span text:style-name="T22"><text:s text:c="2"/></text:span><text:span text:style-name="T22">is </text:span><text:span text:style-name="T22">not </text:span><text:span text:style-name="T22">set, </text:span><text:span text:style-name="T22">the </text:span><text:span text:style-name="T22">user </text:span><text:span text:style-name="T22">will </text:span><text:span text:style-name="T22">be </text:span><text:span text:style-name="T22">promp</text:span><text:span text:style-name="T22">ted </text:span><text:span text:style-name="T22">for a </text:span><text:span text:style-name="T22">messa</text:span><text:span text:style-name="T22">ge.</text:span></text:p>
            <text:p><text:span text:style-name="T22"/></text:p>
            <text:p><text:span text:style-name="T22">new</text:span></text:p>
            <text:p><text:span text:style-name="T22"><text:s text:c="2"/></text:span><text:span text:style-name="T22">Creat</text:span><text:span text:style-name="T22">e a </text:span><text:span text:style-name="T22">new </text:span><text:span text:style-name="T22">node </text:span><text:span text:style-name="T22">as </text:span><text:span text:style-name="T22">the </text:span><text:span text:style-name="T22">child </text:span><text:span text:style-name="T22">of </text:span><text:span text:style-name="T22">the </text:span><text:span text:style-name="T22">curre</text:span><text:span text:style-name="T22">nt </text:span><text:span text:style-name="T22">node </text:span><text:span text:style-name="T22">WITHO</text:span><text:span text:style-name="T22">UT </text:span><text:span text:style-name="T22">switc</text:span><text:span text:style-name="T22">hing </text:span><text:span text:style-name="T22">to </text:span><text:span text:style-name="T22">it. </text:span><text:span text:style-name="T22">If</text:span></text:p>
            <text:p><text:span text:style-name="T22"><text:s text:c="2"/></text:span><text:span text:style-name="T22">a </text:span><text:span text:style-name="T22">messa</text:span><text:span text:style-name="T22">ge is </text:span><text:span text:style-name="T22">speci</text:span><text:span text:style-name="T22">fied </text:span><text:span text:style-name="T22">with </text:span><text:span text:style-name="T22">'--</text:span><text:span text:style-name="T22">messa</text:span><text:span text:style-name="T22">ge=&lt;s</text:span><text:span text:style-name="T22">tring</text:span><text:span text:style-name="T22">&gt;' </text:span><text:span text:style-name="T22">then </text:span><text:span text:style-name="T22">it </text:span><text:span text:style-name="T22">will </text:span><text:span text:style-name="T22">be </text:span><text:span text:style-name="T22">used </text:span><text:span text:style-name="T22">as </text:span><text:span text:style-name="T22">the</text:span></text:p>
            <text:p><text:span text:style-name="T22"><text:s text:c="2"/></text:span><text:span text:style-name="T22">conte</text:span><text:span text:style-name="T22">nts </text:span><text:span text:style-name="T22">of </text:span><text:span text:style-name="T22">the </text:span><text:span text:style-name="T22">new </text:span><text:span text:style-name="T22">node. </text:span><text:span text:style-name="T22">If no </text:span><text:span text:style-name="T22">messa</text:span><text:span text:style-name="T22">ge is </text:span><text:span text:style-name="T22">speci</text:span><text:span text:style-name="T22">fied </text:span><text:span text:style-name="T22">with </text:span><text:span text:style-name="T22">'--</text:span><text:span text:style-name="T22">messa</text:span><text:span text:style-name="T22">ge=&lt;s</text:span><text:span text:style-name="T22">tring</text:span><text:span text:style-name="T22">&gt;'</text:span></text:p>
            <text:p><text:span text:style-name="T22"><text:s text:c="2"/></text:span><text:span text:style-name="T22">then </text:span><text:span text:style-name="T22">$EDIT</text:span><text:span text:style-name="T22">OR </text:span><text:span text:style-name="T22">will </text:span><text:span text:style-name="T22">be </text:span><text:span text:style-name="T22">start</text:span><text:span text:style-name="T22">ed to </text:span><text:span text:style-name="T22">allow </text:span><text:span text:style-name="T22">the </text:span><text:span text:style-name="T22">user </text:span><text:span text:style-name="T22">to </text:span><text:span text:style-name="T22">enter </text:span><text:span text:style-name="T22">a </text:span><text:span text:style-name="T22">messa</text:span><text:span text:style-name="T22">ge. </text:span><text:span text:style-name="T22">If </text:span><text:span text:style-name="T22">$EDIT</text:span><text:span text:style-name="T22">OR</text:span></text:p>
            <text:p><text:span text:style-name="T22"><text:s text:c="2"/></text:span><text:span text:style-name="T22">is </text:span><text:span text:style-name="T22">not </text:span><text:span text:style-name="T22">set, </text:span><text:span text:style-name="T22">the </text:span><text:span text:style-name="T22">user </text:span><text:span text:style-name="T22">will </text:span><text:span text:style-name="T22">be </text:span><text:span text:style-name="T22">promp</text:span><text:span text:style-name="T22">ted </text:span><text:span text:style-name="T22">for a </text:span><text:span text:style-name="T22">messa</text:span><text:span text:style-name="T22">ge.</text:span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rame is still missing a lot.</text:p>
          </draw:text-box>
        </draw:frame>
        <draw:frame draw:style-name="gr67" draw:text-style-name="P39" draw:layer="layout" svg:width="15.834cm" svg:height="6.379cm" svg:x="5cm" svg:y="3.5cm">
          <draw:text-box>
            <text:list text:style-name="L1">
              <text:list-item>
                <text:p text:style-name="P38"><text:span text:style-name="T23">B</text:span><text:span text:style-name="T23">a</text:span><text:span text:style-name="T23">s</text:span><text:span text:style-name="T23">h</text:span><text:span text:style-name="T23"> </text:span><text:span text:style-name="T23">a</text:span><text:span text:style-name="T23">u</text:span><text:span text:style-name="T23">t</text:span><text:span text:style-name="T23">o</text:span><text:span text:style-name="T23">c</text:span><text:span text:style-name="T23">o</text:span><text:span text:style-name="T23">m</text:span><text:span text:style-name="T23">p</text:span><text:span text:style-name="T23">l</text:span><text:span text:style-name="T23">e</text:span><text:span text:style-name="T23">t</text:span><text:span text:style-name="T23">e</text:span><text:span text:style-name="T23"> </text:span><text:span text:style-name="T23">i</text:span><text:span text:style-name="T23">s</text:span><text:span text:style-name="T23">,</text:span><text:span text:style-name="T23"> </text:span><text:span text:style-name="T23">i</text:span><text:span text:style-name="T23">r</text:span><text:span text:style-name="T23">o</text:span><text:span text:style-name="T23">n</text:span><text:span text:style-name="T23">i</text:span><text:span text:style-name="T23">c</text:span><text:span text:style-name="T23">a</text:span><text:span text:style-name="T23">l</text:span><text:span text:style-name="T23">l</text:span><text:span text:style-name="T23">y</text:span><text:span text:style-name="T23">,</text:span><text:span text:style-name="T23"> </text:span><text:span text:style-name="T24">s</text:span><text:span text:style-name="T24">t</text:span><text:span text:style-name="T24">i</text:span><text:span text:style-name="T24">l</text:span><text:span text:style-name="T24">l</text:span><text:span text:style-name="T23"> </text:span><text:span text:style-name="T23">i</text:span><text:span text:style-name="T23">n</text:span><text:span text:style-name="T23">c</text:span><text:span text:style-name="T23">o</text:span><text:span text:style-name="T23">m</text:span><text:span text:style-name="T23">p</text:span><text:span text:style-name="T23">l</text:span><text:span text:style-name="T23">e</text:span><text:span text:style-name="T23">t</text:span><text:span text:style-name="T23">e</text:span><text:span text:style-name="T23">.</text:span></text:p>
              </text:list-item>
              <text:list-item>
                <text:p text:style-name="P38"><text:span text:style-name="T23">G</text:span><text:span text:style-name="T23">U</text:span><text:span text:style-name="T23">I</text:span><text:span text:style-name="T23"> </text:span><text:span text:style-name="T23">b</text:span><text:span text:style-name="T23">r</text:span><text:span text:style-name="T23">o</text:span><text:span text:style-name="T23">w</text:span><text:span text:style-name="T23">s</text:span><text:span text:style-name="T23">e</text:span><text:span text:style-name="T23">r</text:span><text:span text:style-name="T23"> </text:span><text:span text:style-name="T23">i</text:span><text:span text:style-name="T23">s</text:span><text:span text:style-name="T23"> </text:span><text:span text:style-name="T23">w</text:span><text:span text:style-name="T23">o</text:span><text:span text:style-name="T23">r</text:span><text:span text:style-name="T23">k</text:span><text:span text:style-name="T23">-</text:span><text:span text:style-name="T23">i</text:span><text:span text:style-name="T23">n</text:span><text:span text:style-name="T23">-</text:span><text:span text:style-name="T23">p</text:span><text:span text:style-name="T23">r</text:span><text:span text:style-name="T23">o</text:span><text:span text:style-name="T23">g</text:span><text:span text:style-name="T23">r</text:span><text:span text:style-name="T23">e</text:span><text:span text:style-name="T23">s</text:span><text:span text:style-name="T23">s</text:span><text:span text:style-name="T23">.</text:span></text:p>
              </text:list-item>
              <text:list-item>
                <text:p text:style-name="P38"><text:span text:style-name="T23">A</text:span><text:span text:style-name="T23"> </text:span><text:span text:style-name="T23">f</text:span><text:span text:style-name="T23">e</text:span><text:span text:style-name="T23">w</text:span><text:span text:style-name="T23"> </text:span><text:span text:style-name="T23">m</text:span><text:span text:style-name="T23">o</text:span><text:span text:style-name="T23">r</text:span><text:span text:style-name="T23">e</text:span><text:span text:style-name="T23"> </text:span><text:span text:style-name="T23">c</text:span><text:span text:style-name="T23">o</text:span><text:span text:style-name="T23">m</text:span><text:span text:style-name="T23">m</text:span><text:span text:style-name="T23">a</text:span><text:span text:style-name="T23">n</text:span><text:span text:style-name="T23">d</text:span><text:span text:style-name="T23">s</text:span><text:span text:style-name="T23"> </text:span><text:span text:style-name="T23">a</text:span><text:span text:style-name="T23">r</text:span><text:span text:style-name="T23">e</text:span><text:span text:style-name="T23"> </text:span><text:span text:style-name="T23">n</text:span><text:span text:style-name="T23">e</text:span><text:span text:style-name="T23">e</text:span><text:span text:style-name="T23">d</text:span><text:span text:style-name="T23">e</text:span><text:span text:style-name="T23">d</text:span><text:span text:style-name="T23">.</text:span></text:p>
              </text:list-item>
              <text:list-item>
                <text:p text:style-name="P38"><text:span text:style-name="T23">D</text:span><text:span text:style-name="T23">e</text:span><text:span text:style-name="T23">c</text:span><text:span text:style-name="T23">e</text:span><text:span text:style-name="T23">n</text:span><text:span text:style-name="T23">t</text:span><text:span text:style-name="T23"> </text:span><text:span text:style-name="T23">d</text:span><text:span text:style-name="T23">o</text:span><text:span text:style-name="T23">c</text:span><text:span text:style-name="T23">u</text:span><text:span text:style-name="T23">m</text:span><text:span text:style-name="T23">e</text:span><text:span text:style-name="T23">n</text:span><text:span text:style-name="T23">t</text:span><text:span text:style-name="T23">a</text:span><text:span text:style-name="T23">t</text:span><text:span text:style-name="T23">i</text:span><text:span text:style-name="T23">o</text:span><text:span text:style-name="T23">n</text:span><text:span text:style-name="T2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I don’t claim that it will work for you. I only claim that it worked <text:span text:style-name="T25">s</text:span><text:span text:style-name="T25">p</text:span><text:span text:style-name="T25">e</text:span><text:span text:style-name="T25">ct</text:span><text:span text:style-name="T25">a</text:span><text:span text:style-name="T25">c</text:span><text:span text:style-name="T25">ul</text:span><text:span text:style-name="T25">a</text:span><text:span text:style-name="T25">rl</text:span><text:span text:style-name="T25">y</text:span> for me.</text:p>
          </draw:text-box>
        </draw:frame>
        <draw:frame draw:style-name="gr68" draw:text-style-name="P41" draw:layer="layout" svg:width="17.083cm" svg:height="2.365cm" svg:x="1.665cm" svg:y="3.5cm">
          <draw:text-box>
            <text:list text:style-name="L1">
              <text:list-item>
                <text:p text:style-name="P40"><text:span text:style-name="T26">P</text:span><text:span text:style-name="T26">o</text:span><text:span text:style-name="T26">p</text:span><text:span text:style-name="T26">p</text:span><text:span text:style-name="T26">e</text:span><text:span text:style-name="T26">d</text:span><text:span text:style-name="T26"> </text:span><text:span text:style-name="T26">t</text:span><text:span text:style-name="T26">a</text:span><text:span text:style-name="T26">s</text:span><text:span text:style-name="T26">k</text:span><text:span text:style-name="T26">s</text:span><text:span text:style-name="T26"> </text:span><text:span text:style-name="T26">a</text:span><text:span text:style-name="T26">r</text:span><text:span text:style-name="T26">e</text:span><text:span text:style-name="T26"> </text:span><text:span text:style-name="T26">d</text:span><text:span text:style-name="T26">i</text:span><text:span text:style-name="T26">s</text:span><text:span text:style-name="T26">c</text:span><text:span text:style-name="T26">a</text:span><text:span text:style-name="T26">r</text:span><text:span text:style-name="T26">d</text:span><text:span text:style-name="T26">e</text:span><text:span text:style-name="T26">d</text:span><text:span text:style-name="T26"> </text:span><text:span text:style-name="T26">–</text:span><text:span text:style-name="T26"> </text:span><text:span text:style-name="T27">h</text:span><text:span text:style-name="T27">i</text:span><text:span text:style-name="T27">g</text:span><text:span text:style-name="T27">h</text:span><text:span text:style-name="T27"> </text:span><text:span text:style-name="T27">s</text:span><text:span text:style-name="T27">i</text:span><text:span text:style-name="T27">g</text:span><text:span text:style-name="T27">n</text:span><text:span text:style-name="T27">a</text:span><text:span text:style-name="T27">l</text:span><text:span text:style-name="T27">/</text:span><text:span text:style-name="T27">n</text:span><text:span text:style-name="T27">o</text:span><text:span text:style-name="T27">i</text:span><text:span text:style-name="T27">s</text:span><text:span text:style-name="T27">e</text:span><text:span text:style-name="T27"> </text:span><text:span text:style-name="T27">r</text:span><text:span text:style-name="T27">a</text:span><text:span text:style-name="T27">t</text:span><text:span text:style-name="T27">i</text:span><text:span text:style-name="T27">o</text:span></text:p>
              </text:list-item>
              <text:list-item>
                <text:p text:style-name="P40"><text:span text:style-name="T27">L</text:span><text:span text:style-name="T27">o</text:span><text:span text:style-name="T27">w</text:span><text:span text:style-name="T27"> </text:span><text:span text:style-name="T27">f</text:span><text:span text:style-name="T27">r</text:span><text:span text:style-name="T27">i</text:span><text:span text:style-name="T27">c</text:span><text:span text:style-name="T27">t</text:span><text:span text:style-name="T27">i</text:span><text:span text:style-name="T27">o</text:span><text:span text:style-name="T27">n</text:span><text:span text:style-name="T26"> </text:span><text:span text:style-name="T26">r</text:span><text:span text:style-name="T26">e</text:span><text:span text:style-name="T26">s</text:span><text:span text:style-name="T26">u</text:span><text:span text:style-name="T26">l</text:span><text:span text:style-name="T26">t</text:span><text:span text:style-name="T26">s</text:span><text:span text:style-name="T26"> </text:span><text:span text:style-name="T26">i</text:span><text:span text:style-name="T26">n</text:span><text:span text:style-name="T26"> </text:span><text:span text:style-name="T26">c</text:span><text:span text:style-name="T26">o</text:span><text:span text:style-name="T26">n</text:span><text:span text:style-name="T26">s</text:span><text:span text:style-name="T26">t</text:span><text:span text:style-name="T26">a</text:span><text:span text:style-name="T26">n</text:span><text:span text:style-name="T26">t</text:span><text:span text:style-name="T26"> </text:span><text:span text:style-name="T26">u</text:span><text:span text:style-name="T26">s</text:span><text:span text:style-name="T26">a</text:span><text:span text:style-name="T26">g</text:span><text:span text:style-name="T26">e</text:span><text:span text:style-name="T26">:</text:span></text:p>
              </text:list-item>
            </text:list>
          </draw:text-box>
        </draw:frame>
        <draw:frame draw:style-name="gr69" draw:text-style-name="P43" draw:layer="layout" svg:width="5.166cm" svg:height="3.759cm" svg:x="3.5cm" svg:y="5.565cm">
          <draw:text-box>
            <text:list text:style-name="L1">
              <text:list-item>
                <text:p text:style-name="P42"><text:span text:style-name="T28">f</text:span><text:span text:style-name="T28">r</text:span><text:span text:style-name="T28">a</text:span><text:span text:style-name="T28">m</text:span><text:span text:style-name="T28">e</text:span><text:span text:style-name="T28"> </text:span><text:span text:style-name="T28">e</text:span><text:span text:style-name="T28">d</text:span><text:span text:style-name="T28">i</text:span><text:span text:style-name="T28">t</text:span></text:p>
              </text:list-item>
              <text:list-item>
                <text:p text:style-name="P42"><text:span text:style-name="T28">f</text:span><text:span text:style-name="T28">r</text:span><text:span text:style-name="T28">a</text:span><text:span text:style-name="T28">m</text:span><text:span text:style-name="T28">e</text:span><text:span text:style-name="T28"> </text:span><text:span text:style-name="T28">p</text:span><text:span text:style-name="T28">u</text:span><text:span text:style-name="T28">s</text:span><text:span text:style-name="T28">h</text:span></text:p>
              </text:list-item>
              <text:list-item>
                <text:p text:style-name="P42"><text:span text:style-name="T28">f</text:span><text:span text:style-name="T28">r</text:span><text:span text:style-name="T28">a</text:span><text:span text:style-name="T28">m</text:span><text:span text:style-name="T28">e</text:span><text:span text:style-name="T28"> </text:span><text:span text:style-name="T28">p</text:span><text:span text:style-name="T28">o</text:span><text:span text:style-name="T28">p</text:span></text:p>
              </text:list-item>
              <text:list-item>
                <text:p text:style-name="P42"><text:span text:style-name="T28">f</text:span><text:span text:style-name="T28">r</text:span><text:span text:style-name="T28">a</text:span><text:span text:style-name="T28">m</text:span><text:span text:style-name="T28">e</text:span><text:span text:style-name="T28"> </text:span><text:span text:style-name="T28">s</text:span><text:span text:style-name="T28">w</text:span><text:span text:style-name="T28">i</text:span><text:span text:style-name="T28">t</text:span><text:span text:style-name="T28">c</text:span><text:span text:style-name="T28">h</text:span></text:p>
              </text:list-item>
            </text:list>
          </draw:text-box>
        </draw:frame>
        <draw:frame draw:style-name="gr70" draw:text-style-name="P45" draw:layer="layout" svg:width="9.422cm" svg:height="3.703cm" svg:x="9.346cm" svg:y="5.653cm">
          <draw:text-box>
            <text:p text:style-name="P44"><text:span text:style-name="T29">Qu</text:span><text:span text:style-name="T29">ick</text:span><text:span text:style-name="T30"> </text:span><text:span text:style-name="T30">mo</text:span><text:span text:style-name="T30">difi</text:span><text:span text:style-name="T30">cat</text:span><text:span text:style-name="T30">ion </text:span><text:span text:style-name="T30">of </text:span><text:span text:style-name="T30">co</text:span><text:span text:style-name="T30">nte</text:span><text:span text:style-name="T30">xt</text:span></text:p>
            <text:p text:style-name="P44"><text:span text:style-name="T29">Ea</text:span><text:span text:style-name="T29">sy</text:span><text:span text:style-name="T30"> </text:span><text:span text:style-name="T30">cr</text:span><text:span text:style-name="T30">eat</text:span><text:span text:style-name="T30">ion </text:span><text:span text:style-name="T30">of </text:span><text:span text:style-name="T30">ne</text:span><text:span text:style-name="T30">w </text:span><text:span text:style-name="T30">co</text:span><text:span text:style-name="T30">nte</text:span><text:span text:style-name="T30">xts</text:span></text:p>
            <text:p text:style-name="P44"><text:span text:style-name="T29">Int</text:span><text:span text:style-name="T29">uiti</text:span><text:span text:style-name="T29">ve</text:span><text:span text:style-name="T30"> </text:span><text:span text:style-name="T30">co</text:span><text:span text:style-name="T30">m</text:span><text:span text:style-name="T30">ma</text:span><text:span text:style-name="T30">nd</text:span><text:span text:style-name="T30">s</text:span></text:p>
            <text:p text:style-name="P44"><text:span text:style-name="T29">S</text:span><text:span text:style-name="T29">ma</text:span><text:span text:style-name="T29">rt</text:span><text:span text:style-name="T30"> </text:span><text:span text:style-name="T30">sw</text:span><text:span text:style-name="T30">itc</text:span><text:span text:style-name="T30">hin</text:span><text:span text:style-name="T30">g </text:span><text:span text:style-name="T30">to </text:span><text:span text:style-name="T30">pr</text:span><text:span text:style-name="T30">evi</text:span><text:span text:style-name="T30">ou</text:span><text:span text:style-name="T30">s </text:span><text:span text:style-name="T30">co</text:span><text:span text:style-name="T30">nte</text:span><text:span text:style-name="T30">xts</text:span></text:p>
          </draw:text-box>
        </draw:frame>
        <draw:frame draw:style-name="gr71" draw:text-style-name="P41" draw:layer="layout" svg:width="21.832cm" svg:height="2.365cm" svg:x="1.917cm" svg:y="10cm">
          <draw:text-box>
            <text:list text:style-name="L1">
              <text:list-item>
                <text:p text:style-name="P40"><text:span text:style-name="T27">N</text:span><text:span text:style-name="T27">o</text:span><text:span text:style-name="T27">t</text:span><text:span text:style-name="T27">h</text:span><text:span text:style-name="T27">i</text:span><text:span text:style-name="T27">n</text:span><text:span text:style-name="T27">g</text:span><text:span text:style-name="T27"> </text:span><text:span text:style-name="T27">e</text:span><text:span text:style-name="T27">x</text:span><text:span text:style-name="T27">t</text:span><text:span text:style-name="T27">r</text:span><text:span text:style-name="T27">a</text:span><text:span text:style-name="T26"> </text:span><text:span text:style-name="T26">t</text:span><text:span text:style-name="T26">o</text:span><text:span text:style-name="T26"> </text:span><text:span text:style-name="T26">r</text:span><text:span text:style-name="T26">e</text:span><text:span text:style-name="T26">m</text:span><text:span text:style-name="T26">e</text:span><text:span text:style-name="T26">m</text:span><text:span text:style-name="T26">b</text:span><text:span text:style-name="T26">e</text:span><text:span text:style-name="T26">r</text:span><text:span text:style-name="T26"> </text:span><text:span text:style-name="T26">(</text:span><text:span text:style-name="T26">l</text:span><text:span text:style-name="T26">o</text:span><text:span text:style-name="T26">g</text:span><text:span text:style-name="T26">i</text:span><text:span text:style-name="T26">n</text:span><text:span text:style-name="T26">,</text:span><text:span text:style-name="T26"> </text:span><text:span text:style-name="T26">u</text:span><text:span text:style-name="T26">r</text:span><text:span text:style-name="T26">l</text:span><text:span text:style-name="T26">,</text:span><text:span text:style-name="T26"> </text:span><text:span text:style-name="T26">t</text:span><text:span text:style-name="T26">i</text:span><text:span text:style-name="T26">c</text:span><text:span text:style-name="T26">k</text:span><text:span text:style-name="T26">e</text:span><text:span text:style-name="T26">t</text:span><text:span text:style-name="T26"> </text:span><text:span text:style-name="T26">#</text:span><text:span text:style-name="T26">,</text:span><text:span text:style-name="T26"> </text:span><text:span text:style-name="T26">s</text:span><text:span text:style-name="T26">p</text:span><text:span text:style-name="T26">r</text:span><text:span text:style-name="T26">i</text:span><text:span text:style-name="T26">n</text:span><text:span text:style-name="T26">t</text:span><text:span text:style-name="T26">,</text:span><text:span text:style-name="T26"> </text:span><text:span text:style-name="T26">m</text:span><text:span text:style-name="T26">i</text:span><text:span text:style-name="T26">l</text:span><text:span text:style-name="T26">e</text:span><text:span text:style-name="T26">s</text:span><text:span text:style-name="T26">t</text:span><text:span text:style-name="T26">o</text:span><text:span text:style-name="T26">n</text:span><text:span text:style-name="T26">e</text:span><text:span text:style-name="T26">,</text:span><text:span text:style-name="T26"> </text:span><text:span text:style-name="T26">e</text:span><text:span text:style-name="T26">t</text:span><text:span text:style-name="T26">c</text:span><text:span text:style-name="T26">)</text:span></text:p>
              </text:list-item>
              <text:list-item>
                <text:p text:style-name="P40"><text:span text:style-name="T27">O</text:span><text:span text:style-name="T27">n</text:span><text:span text:style-name="T27">l</text:span><text:span text:style-name="T27">y</text:span><text:span text:style-name="T27"> </text:span><text:span text:style-name="T27">a</text:span><text:span text:style-name="T27">c</text:span><text:span text:style-name="T27">t</text:span><text:span text:style-name="T27">i</text:span><text:span text:style-name="T27">o</text:span><text:span text:style-name="T27">n</text:span><text:span text:style-name="T27">s</text:span><text:span text:style-name="T26"> </text:span><text:span text:style-name="T26">m</text:span><text:span text:style-name="T26">u</text:span><text:span text:style-name="T26">s</text:span><text:span text:style-name="T26">t</text:span><text:span text:style-name="T26"> </text:span><text:span text:style-name="T26">b</text:span><text:span text:style-name="T26">e</text:span><text:span text:style-name="T26"> </text:span><text:span text:style-name="T26">r</text:span><text:span text:style-name="T26">e</text:span><text:span text:style-name="T26">m</text:span><text:span text:style-name="T26">e</text:span><text:span text:style-name="T26">m</text:span><text:span text:style-name="T26">b</text:span><text:span text:style-name="T26">e</text:span><text:span text:style-name="T26">r</text:span><text:span text:style-name="T26">e</text:span><text:span text:style-name="T26">d</text:span></text:p>
              </text:list-item>
            </text:list>
          </draw:text-box>
        </draw:frame>
        <draw:frame draw:style-name="gr72" draw:text-style-name="P43" draw:layer="layout" svg:width="11.601cm" svg:height="0.903cm" svg:x="3.5cm" svg:y="12.097cm">
          <draw:text-box>
            <text:list text:style-name="L1">
              <text:list-item>
                <text:p text:style-name="P42"><text:span text:style-name="T28">p</text:span><text:span text:style-name="T28">u</text:span><text:span text:style-name="T28">s</text:span><text:span text:style-name="T28">h</text:span><text:span text:style-name="T28">,</text:span><text:span text:style-name="T28"> </text:span><text:span text:style-name="T28">p</text:span><text:span text:style-name="T28">o</text:span><text:span text:style-name="T28">p</text:span><text:span text:style-name="T28">,</text:span><text:span text:style-name="T28"> </text:span><text:span text:style-name="T28">e</text:span><text:span text:style-name="T28">d</text:span><text:span text:style-name="T28">i</text:span><text:span text:style-name="T28">t</text:span><text:span text:style-name="T28">,</text:span><text:span text:style-name="T28"> </text:span><text:span text:style-name="T28">s</text:span><text:span text:style-name="T28">w</text:span><text:span text:style-name="T28">i</text:span><text:span text:style-name="T28">t</text:span><text:span text:style-name="T28">c</text:span><text:span text:style-name="T28">h</text:span><text:span text:style-name="T28">,</text:span><text:span text:style-name="T28"> </text:span><text:span text:style-name="T28">s</text:span><text:span text:style-name="T28">t</text:span><text:span text:style-name="T28">a</text:span><text:span text:style-name="T28">t</text:span><text:span text:style-name="T28">u</text:span><text:span text:style-name="T28">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encil1" presentation:presentation-page-layout-name="AL2T3">
        <office:forms form:automatic-focus="false" form:apply-design-mode="false"/>
        <draw:frame presentation:style-name="pr6" draw:text-style-name="P6" draw:layer="layout" svg:width="23cm" svg:height="3.5cm" svg:x="1.5cm" svg:y="0.5cm" presentation:class="title" presentation:user-transformed="true">
          <draw:text-box>
            <text:p text:style-name="P13">Feedback is appreciated.</text:p>
          </draw:text-box>
        </draw:frame>
        <draw:frame draw:style-name="gr73" draw:text-style-name="P46" draw:layer="layout" svg:width="9.053cm" svg:height="1.072cm" svg:x="8.5cm" svg:y="7cm">
          <draw:text-box>
            <text:p><text:span text:style-name="T31">l</text:span><text:span text:style-name="T31">e</text:span><text:span text:style-name="T31">l</text:span><text:span text:style-name="T31">a</text:span><text:span text:style-name="T31">n</text:span><text:span text:style-name="T31">t</text:span><text:span text:style-name="T31">h</text:span><text:span text:style-name="T31">r</text:span><text:span text:style-name="T31">a</text:span><text:span text:style-name="T31">n</text:span><text:span text:style-name="T31">@</text:span><text:span text:style-name="T31">g</text:span><text:span text:style-name="T31">m</text:span><text:span text:style-name="T31">a</text:span><text:span text:style-name="T31">i</text:span><text:span text:style-name="T31">l</text:span><text:span text:style-name="T31">.</text:span><text:span text:style-name="T31">c</text:span><text:span text:style-name="T31">o</text:span><text:span text:style-name="T31">m</text:span></text:p>
          </draw:text-box>
        </draw:frame>
        <draw:frame draw:style-name="gr74" draw:text-style-name="P47" draw:layer="layout" svg:width="15.467cm" svg:height="1.072cm" svg:x="6cm" svg:y="5cm">
          <draw:text-box>
            <text:p><text:span text:style-name="T32">h</text:span><text:span text:style-name="T32">t</text:span><text:span text:style-name="T32">t</text:span><text:span text:style-name="T32">p</text:span><text:span text:style-name="T32">s</text:span><text:span text:style-name="T32">:</text:span><text:span text:style-name="T32">/</text:span><text:span text:style-name="T32">/</text:span><text:span text:style-name="T32">g</text:span><text:span text:style-name="T32">i</text:span><text:span text:style-name="T32">t</text:span><text:span text:style-name="T32">h</text:span><text:span text:style-name="T32">u</text:span><text:span text:style-name="T32">b</text:span><text:span text:style-name="T32">.</text:span><text:span text:style-name="T32">c</text:span><text:span text:style-name="T32">o</text:span><text:span text:style-name="T32">m</text:span><text:span text:style-name="T32">/</text:span><text:span text:style-name="T32">l</text:span><text:span text:style-name="T32">e</text:span><text:span text:style-name="T32">l</text:span><text:span text:style-name="T32">a</text:span><text:span text:style-name="T32">n</text:span><text:span text:style-name="T32">t</text:span><text:span text:style-name="T32">h</text:span><text:span text:style-name="T32">r</text:span><text:span text:style-name="T32">a</text:span><text:span text:style-name="T32">n</text:span><text:span text:style-name="T32">/</text:span><text:span text:style-name="T32">f</text:span><text:span text:style-name="T32">r</text:span><text:span text:style-name="T32">a</text:span><text:span text:style-name="T32">m</text:span><text:span text:style-name="T32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EmojiOne Color" svg:font-family="'EmojiOne Color'" style:font-pitch="variable"/>
    <style:font-face style:name="EmojiOne Color1" svg:font-family="'EmojiOne Color'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 draw:shadow-color="#000000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19:41:29.116101575</meta:creation-date>
    <meta:editing-duration>PT1H37M</meta:editing-duration>
    <meta:editing-cycles>27</meta:editing-cycles>
    <meta:generator>LibreOffice/7.3.7.2$Linux_X86_64 LibreOffice_project/30$Build-2</meta:generator>
    <dc:title>Pencil</dc:title>
    <dc:date>2023-05-15T11:08:38.499063174</dc:date>
    <meta:document-statistic meta:object-count="926"/>
  </office:meta>
</office:document-meta>
</file>